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F0100002DB06A74C513.svm"/>
  <manifest:file-entry manifest:media-type="" manifest:full-path="Pictures/2000000700006CBB0000230A836A060D.svm"/>
  <manifest:file-entry manifest:media-type="" manifest:full-path="Pictures/200000070000629A00002251501A8E6A.svm"/>
  <manifest:file-entry manifest:media-type="" manifest:full-path="Pictures/200000070000142800000DF5A9F52A0A.svm"/>
  <manifest:file-entry manifest:media-type="" manifest:full-path="Pictures/200000070000132000000ADB3D257584.svm"/>
  <manifest:file-entry manifest:media-type="" manifest:full-path="Pictures/2000000700002CC100000F9C9890DAB3.svm"/>
  <manifest:file-entry manifest:media-type="" manifest:full-path="Pictures/200000070000156600000EC9BB8B1CBD.svm"/>
  <manifest:file-entry manifest:media-type="" manifest:full-path="Pictures/200000070000138A00000AA6B688B3C7.svm"/>
  <manifest:file-entry manifest:media-type="" manifest:full-path="Pictures/200000070000160500000DF5D2EA06D7.svm"/>
  <manifest:file-entry manifest:media-type="" manifest:full-path="Pictures/200000070000332A000014FC725ED560.svm"/>
  <manifest:file-entry manifest:media-type="" manifest:full-path="Pictures/2000000700001D0C00000A3C5AA00766.svm"/>
  <manifest:file-entry manifest:media-type="" manifest:full-path="Pictures/2000000700001742000010A51EA37D2E.svm"/>
  <manifest:file-entry manifest:media-type="" manifest:full-path="Pictures/2000000700002E9E00000E5FF2D53E12.svm"/>
  <manifest:file-entry manifest:media-type="" manifest:full-path="Pictures/2000000700002DFF0000208F03732B5A.svm"/>
  <manifest:file-entry manifest:media-type="" manifest:full-path="Pictures/20000007000062EA00001A911A29D24A.svm"/>
  <manifest:file-entry manifest:media-type="" manifest:full-path="Pictures/2000000700004E8D000032A639DF127E.svm"/>
  <manifest:file-entry manifest:media-type="" manifest:full-path="Pictures/2000000700001C3800000DC049B138E0.svm"/>
  <manifest:file-entry manifest:media-type="" manifest:full-path="Pictures/2000000700002D2B000010061FE7ABB1.svm"/>
  <manifest:file-entry manifest:media-type="" manifest:full-path="Pictures/2000000700001816000021CD44A7DB82.svm"/>
  <manifest:file-entry manifest:media-type="" manifest:full-path="Pictures/20000007000013F300000C198A8745B6.svm"/>
  <manifest:file-entry manifest:media-type="" manifest:full-path="Pictures/20000007000019BD0000156645E799EA.svm"/>
  <manifest:file-entry manifest:media-type="" manifest:full-path="Pictures/200000070000166E00000DC05ECDB05F.svm"/>
  <manifest:file-entry manifest:media-type="" manifest:full-path="Pictures/200000070000163A000019BD947E6F2E.svm"/>
  <manifest:file-entry manifest:media-type="" manifest:full-path="Pictures/2000000700000F9C000002969A9B5963.svm"/>
  <manifest:file-entry manifest:media-type="" manifest:full-path="Pictures/2000000700005158000034D142A799A4.svm"/>
  <manifest:file-entry manifest:media-type="" manifest:full-path="Pictures/2000000700001FF100000A3C453C5DF9.svm"/>
  <manifest:file-entry manifest:media-type="" manifest:full-path="Pictures/200000070000244800000C19AB0F7BCA.svm"/>
  <manifest:file-entry manifest:media-type="" manifest:full-path="Pictures/2000000700002C8D000014922F1D2230.svm"/>
  <manifest:file-entry manifest:media-type="" manifest:full-path="Pictures/2000000700006F9F00006DA931FFC5A9.svm"/>
  <manifest:file-entry manifest:media-type="" manifest:full-path="Pictures/200000070000679000001D26DC9C94C4.svm"/>
  <manifest:file-entry manifest:media-type="" manifest:full-path="Pictures/2000000700001F1D00000A0741C7833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paragraph-properties fo:line-height="115%" fo:text-align="start" style:justify-single-word="false"/>
      <style:text-properties fo:color="#000000" style:font-name="Century Gothic" fo:font-size="24pt" fo:font-weight="normal" style:font-size-asian="24pt" style:font-weight-asian="normal" style:font-size-complex="24pt" style:font-weight-complex="normal"/>
    </style:style>
    <style:style style:name="P2" style:family="paragraph" style:parent-style-name="Standard">
      <style:paragraph-properties fo:line-height="115%" fo:text-align="center" style:justify-single-word="false"/>
      <style:text-properties fo:color="#000000" style:font-name="Century Gothic" fo:font-size="24pt" fo:font-weight="bold" style:font-size-asian="24pt" style:font-weight-asian="bold" style:font-size-complex="24pt" style:font-weight-complex="bold"/>
    </style:style>
    <style:style style:name="P3" style:family="paragraph" style:parent-style-name="Standard">
      <style:paragraph-properties fo:line-height="115%" fo:text-align="start" style:justify-single-word="false"/>
      <style:text-properties fo:color="#000000" style:font-name="Century Gothic" fo:font-size="24pt" fo:font-weight="bold" style:font-size-asian="24pt" style:font-weight-asian="bold" style:font-size-complex="24pt" style:font-weight-complex="bold"/>
    </style:style>
    <style:style style:name="P4" style:family="paragraph" style:parent-style-name="Standard">
      <style:paragraph-properties fo:line-height="115%" fo:text-align="start" style:justify-single-word="false"/>
      <style:text-properties fo:color="#000000" style:font-name="Century Gothic" fo:font-size="15pt" fo:font-weight="normal" style:font-size-asian="15pt" style:font-weight-asian="normal" style:font-size-complex="15pt" style:font-weight-complex="normal"/>
    </style:style>
    <style:style style:name="P5" style:family="paragraph" style:parent-style-name="Standard" style:list-style-name="L3">
      <style:paragraph-properties fo:line-height="115%" fo:text-align="start" style:justify-single-word="false"/>
      <style:text-properties fo:color="#000000" style:font-name="Century Gothic" fo:font-size="15pt" fo:font-weight="normal" style:font-size-asian="15pt" style:font-weight-asian="normal" style:font-size-complex="15pt" style:font-weight-complex="normal"/>
    </style:style>
    <style:style style:name="P6" style:family="paragraph" style:parent-style-name="Standard" style:list-style-name="L4">
      <style:paragraph-properties fo:line-height="115%" fo:text-align="start" style:justify-single-word="false"/>
      <style:text-properties fo:color="#000000" style:font-name="Century Gothic" fo:font-size="15pt" fo:font-weight="normal" style:font-size-asian="15pt" style:font-weight-asian="normal" style:font-size-complex="15pt" style:font-weight-complex="normal"/>
    </style:style>
    <style:style style:name="P7" style:family="paragraph" style:parent-style-name="Standard" style:list-style-name="L5">
      <style:paragraph-properties fo:line-height="115%" fo:text-align="start" style:justify-single-word="false"/>
      <style:text-properties fo:color="#000000" style:font-name="Century Gothic" fo:font-size="15pt" fo:font-weight="normal" style:font-size-asian="15pt" style:font-weight-asian="normal" style:font-size-complex="15pt" style:font-weight-complex="normal"/>
    </style:style>
    <style:style style:name="P8" style:family="paragraph" style:parent-style-name="Standard">
      <style:paragraph-properties fo:line-height="115%" fo:text-align="start" style:justify-single-word="false"/>
      <style:text-properties fo:color="#000000" style:font-name="Century Gothic" fo:font-size="15pt" fo:font-weight="bold" style:font-size-asian="15pt" style:font-weight-asian="bold" style:font-size-complex="15pt" style:font-weight-complex="bold"/>
    </style:style>
    <style:style style:name="P9" style:family="paragraph" style:parent-style-name="Standard">
      <style:paragraph-properties fo:line-height="115%" fo:text-align="center" style:justify-single-word="false"/>
      <style:text-properties fo:color="#000000" style:font-name="Century Gothic" fo:font-size="16pt" fo:font-weight="normal" style:font-size-asian="16pt" style:font-weight-asian="normal" style:font-size-complex="16pt" style:font-weight-complex="normal"/>
    </style:style>
    <style:style style:name="P10" style:family="paragraph" style:parent-style-name="Standard">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1" style:family="paragraph" style:parent-style-name="Standard" style:list-style-name="L6">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2" style:family="paragraph" style:parent-style-name="Standard" style:list-style-name="L7">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3" style:family="paragraph" style:parent-style-name="Standard" style:list-style-name="L8">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4" style:family="paragraph" style:parent-style-name="Standard" style:list-style-name="L9">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5" style:family="paragraph" style:parent-style-name="Standard" style:list-style-name="L10">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6" style:family="paragraph" style:parent-style-name="Standard" style:list-style-name="L11">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7" style:family="paragraph" style:parent-style-name="Standard" style:list-style-name="L12">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8" style:family="paragraph" style:parent-style-name="Standard" style:list-style-name="L13">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19" style:family="paragraph" style:parent-style-name="Standard" style:list-style-name="L14">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0" style:family="paragraph" style:parent-style-name="Standard" style:list-style-name="L15">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1" style:family="paragraph" style:parent-style-name="Standard" style:list-style-name="L16">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2" style:family="paragraph" style:parent-style-name="Standard" style:list-style-name="L17">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3" style:family="paragraph" style:parent-style-name="Standard" style:list-style-name="L18">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4" style:family="paragraph" style:parent-style-name="Standard" style:list-style-name="L19">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5" style:family="paragraph" style:parent-style-name="Standard" style:list-style-name="L20">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6" style:family="paragraph" style:parent-style-name="Standard" style:list-style-name="L21">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7" style:family="paragraph" style:parent-style-name="Standard" style:list-style-name="L22">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8" style:family="paragraph" style:parent-style-name="Standard" style:list-style-name="L23">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29" style:family="paragraph" style:parent-style-name="Standard" style:list-style-name="L24">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0" style:family="paragraph" style:parent-style-name="Standard" style:list-style-name="L25">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1" style:family="paragraph" style:parent-style-name="Standard" style:list-style-name="L26">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2" style:family="paragraph" style:parent-style-name="Standard" style:list-style-name="L27">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3" style:family="paragraph" style:parent-style-name="Standard" style:list-style-name="L28">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4" style:family="paragraph" style:parent-style-name="Standard" style:list-style-name="L29">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5" style:family="paragraph" style:parent-style-name="Standard" style:list-style-name="L30">
      <style:paragraph-properties fo:line-height="115%" fo:text-align="start" style:justify-single-word="false"/>
      <style:text-properties fo:color="#000000" style:font-name="Century Gothic" fo:font-size="16pt" fo:font-weight="normal" style:font-size-asian="16pt" style:font-weight-asian="normal" style:font-size-complex="16pt" style:font-weight-complex="normal"/>
    </style:style>
    <style:style style:name="P36" style:family="paragraph" style:parent-style-name="Standard" style:list-style-name="L23">
      <style:paragraph-properties fo:line-height="115%" fo:text-align="start" style:justify-single-word="false">
        <style:tab-stops>
          <style:tab-stop style:position="11.929cm"/>
        </style:tab-stops>
      </style:paragraph-properties>
      <style:text-properties fo:color="#000000" style:font-name="Century Gothic" fo:font-size="16pt" fo:font-weight="normal" style:font-size-asian="16pt" style:font-weight-asian="normal" style:font-size-complex="16pt" style:font-weight-complex="normal"/>
    </style:style>
    <style:style style:name="P37" style:family="paragraph" style:parent-style-name="Standard" style:list-style-name="L25">
      <style:paragraph-properties fo:line-height="115%" fo:text-align="start" style:justify-single-word="false"/>
    </style:style>
    <style:style style:name="P38" style:family="paragraph" style:parent-style-name="Standard">
      <style:paragraph-properties fo:line-height="115%" fo:text-align="start" style:justify-single-word="false"/>
      <style:text-properties fo:color="#666666" style:font-name="Century Gothic" fo:font-size="10pt" fo:font-weight="bold" style:font-size-asian="10pt" style:font-weight-asian="bold" style:font-size-complex="10pt" style:font-weight-complex="bold"/>
    </style:style>
    <style:style style:name="P39" style:family="paragraph" style:parent-style-name="Standard" style:list-style-name="L27">
      <style:paragraph-properties fo:line-height="115%" fo:text-align="start" style:justify-single-word="false"/>
      <style:text-properties fo:color="#666666" style:font-name="Century Gothic" fo:font-size="10pt" fo:font-weight="bold" style:font-size-asian="10pt" style:font-weight-asian="bold" style:font-size-complex="10pt" style:font-weight-complex="bold"/>
    </style:style>
    <style:style style:name="P40" style:family="paragraph" style:parent-style-name="Standard" style:list-style-name="L28">
      <style:paragraph-properties fo:line-height="115%" fo:text-align="start" style:justify-single-word="false"/>
      <style:text-properties fo:color="#666666" style:font-name="Century Gothic" fo:font-size="10pt" fo:font-weight="bold" style:font-size-asian="10pt" style:font-weight-asian="bold" style:font-size-complex="10pt" style:font-weight-complex="bold"/>
    </style:style>
    <style:style style:name="P41" style:family="paragraph" style:parent-style-name="Standard">
      <style:paragraph-properties fo:line-height="115%"/>
      <style:text-properties style:font-name="Century Gothic"/>
    </style:style>
    <style:style style:name="P42" style:family="paragraph" style:parent-style-name="Standard">
      <style:paragraph-properties fo:line-height="115%" fo:text-align="start" style:justify-single-word="false"/>
      <style:text-properties style:font-name="Century Gothic"/>
    </style:style>
    <style:style style:name="P43" style:family="paragraph" style:parent-style-name="Standard">
      <style:paragraph-properties fo:line-height="115%" fo:text-align="center" style:justify-single-word="false"/>
      <style:text-properties style:font-name="Century Gothic" fo:font-size="28pt" fo:font-weight="bold" style:font-size-asian="28pt" style:font-weight-asian="bold" style:font-size-complex="28pt" style:font-weight-complex="bold"/>
    </style:style>
    <style:style style:name="P44" style:family="paragraph" style:parent-style-name="Standard">
      <style:paragraph-properties fo:line-height="115%" fo:text-align="center" style:justify-single-word="false"/>
      <style:text-properties style:font-name="Century Gothic" fo:font-size="28pt" fo:font-weight="normal" style:font-size-asian="28pt" style:font-weight-asian="normal" style:font-size-complex="28pt" style:font-weight-complex="normal"/>
    </style:style>
    <style:style style:name="P45" style:family="paragraph" style:parent-style-name="Standard">
      <style:paragraph-properties fo:line-height="115%" fo:text-align="center" style:justify-single-word="false"/>
      <style:text-properties fo:color="#ff3333" style:font-name="Century Gothic" fo:font-size="24pt" fo:font-weight="bold" style:font-size-asian="24pt" style:font-weight-asian="bold" style:font-size-complex="24pt" style:font-weight-complex="bold"/>
    </style:style>
    <style:style style:name="P46" style:family="paragraph" style:parent-style-name="Standard">
      <style:paragraph-properties fo:line-height="115%" fo:text-align="center" style:justify-single-word="false"/>
      <style:text-properties fo:color="#ff3333" style:font-name="Century Gothic" fo:font-size="26pt" fo:font-weight="bold" style:font-size-asian="26pt" style:font-weight-asian="bold" style:font-size-complex="26pt" style:font-weight-complex="bold"/>
    </style:style>
    <style:style style:name="P47" style:family="paragraph" style:parent-style-name="Standard">
      <style:paragraph-properties fo:line-height="115%" fo:text-align="start" style:justify-single-word="false"/>
      <style:text-properties fo:color="#ff3333" style:font-name="Century Gothic" fo:font-size="16pt" fo:font-weight="normal" style:font-size-asian="16pt" style:font-weight-asian="normal" style:font-size-complex="16pt" style:font-weight-complex="normal"/>
    </style:style>
    <style:style style:name="P48" style:family="paragraph" style:parent-style-name="Standard">
      <style:paragraph-properties fo:margin-left="1.217cm" fo:margin-right="0cm" fo:line-height="115%" fo:text-align="start" style:justify-single-word="false" fo:text-indent="0cm" style:auto-text-indent="false"/>
      <style:text-properties style:font-name="Century Gothic" fo:font-size="16pt" fo:font-weight="bold" style:font-size-asian="16pt" style:font-weight-asian="bold" style:font-size-complex="16pt" style:font-weight-complex="bold"/>
    </style:style>
    <style:style style:name="P49" style:family="paragraph" style:parent-style-name="Standard">
      <style:paragraph-properties fo:margin-left="1.217cm" fo:margin-right="0cm" fo:line-height="115%" fo:text-align="start" style:justify-single-word="false" fo:text-indent="0cm" style:auto-text-indent="false"/>
      <style:text-properties style:font-name="Century Gothic" fo:font-size="16pt" fo:font-weight="normal" style:font-size-asian="16pt" style:font-weight-asian="normal" style:font-size-complex="16pt" style:font-weight-complex="normal"/>
    </style:style>
    <style:style style:name="P50" style:family="paragraph" style:parent-style-name="Standard">
      <style:paragraph-properties fo:margin-left="1.217cm" fo:margin-right="0cm" fo:line-height="150%" fo:text-align="start" style:justify-single-word="false" fo:text-indent="0cm" style:auto-text-indent="false"/>
      <style:text-properties style:font-name="Century Gothic" fo:font-size="16pt" fo:font-weight="normal" style:font-size-asian="16pt" style:font-weight-asian="normal" style:font-size-complex="16pt" style:font-weight-complex="normal"/>
    </style:style>
    <style:style style:name="P51" style:family="paragraph" style:parent-style-name="Standard" style:list-style-name="L1">
      <style:paragraph-properties fo:margin-left="1.217cm" fo:margin-right="0cm" fo:line-height="150%" fo:text-align="start" style:justify-single-word="false" fo:text-indent="0cm" style:auto-text-indent="false"/>
      <style:text-properties style:font-name="Century Gothic" fo:font-size="16pt" fo:font-weight="normal" style:font-size-asian="16pt" style:font-weight-asian="normal" style:font-size-complex="16pt" style:font-weight-complex="normal"/>
    </style:style>
    <style:style style:name="P52" style:family="paragraph" style:parent-style-name="Standard">
      <style:paragraph-properties fo:margin-left="1.217cm" fo:margin-right="0cm" fo:line-height="115%" fo:text-align="center" style:justify-single-word="false" fo:text-indent="0cm" style:auto-text-indent="false"/>
      <style:text-properties style:font-name="Century Gothic" fo:font-size="24pt" fo:font-weight="bold" style:font-size-asian="24pt" style:font-weight-asian="bold" style:font-size-complex="24pt" style:font-weight-complex="bold"/>
    </style:style>
    <style:style style:name="P53" style:family="paragraph" style:parent-style-name="Standard">
      <style:paragraph-properties fo:margin-left="1.217cm" fo:margin-right="0cm" fo:line-height="115%" fo:text-align="start" style:justify-single-word="false" fo:text-indent="0cm" style:auto-text-indent="false"/>
      <style:text-properties fo:color="#ff3333" style:font-name="Century Gothic" fo:font-size="22pt" fo:font-weight="bold" style:font-size-asian="22pt" style:font-weight-asian="bold" style:font-size-complex="22pt" style:font-weight-complex="bold"/>
    </style:style>
    <style:style style:name="P54" style:family="paragraph" style:parent-style-name="Standard">
      <style:paragraph-properties fo:margin-left="0cm" fo:margin-right="0cm" fo:line-height="115%" fo:text-align="center" style:justify-single-word="false" fo:text-indent="0cm" style:auto-text-indent="false"/>
      <style:text-properties fo:color="#000000" style:font-name="Century Gothic" fo:font-size="26pt" fo:font-weight="bold" style:font-size-asian="26pt" style:font-weight-asian="bold" style:font-size-complex="26pt" style:font-weight-complex="bold"/>
    </style:style>
    <style:style style:name="P55" style:family="paragraph" style:parent-style-name="Standard">
      <style:paragraph-properties fo:margin-left="0cm" fo:margin-right="0cm" fo:line-height="115%" fo:text-align="center" style:justify-single-word="false" fo:text-indent="0cm" style:auto-text-indent="false"/>
      <style:text-properties fo:color="#000000" style:font-name="Century Gothic" fo:font-size="16pt" fo:font-weight="normal" style:font-size-asian="16pt" style:font-weight-asian="normal" style:font-size-complex="16pt" style:font-weight-complex="normal"/>
    </style:style>
    <style:style style:name="P56" style:family="paragraph" style:parent-style-name="Standard">
      <style:paragraph-properties fo:margin-left="0cm" fo:margin-right="0cm" fo:line-height="115%" fo:text-align="start" style:justify-single-word="false" fo:text-indent="0cm" style:auto-text-indent="false"/>
      <style:text-properties fo:color="#000000" style:font-name="Century Gothic" fo:font-size="16pt" fo:font-weight="normal" style:font-size-asian="16pt" style:font-weight-asian="normal" style:font-size-complex="16pt" style:font-weight-complex="normal"/>
    </style:style>
    <style:style style:name="P57" style:family="paragraph" style:parent-style-name="Standard" style:list-style-name="L2">
      <style:paragraph-properties fo:margin-left="0cm" fo:margin-right="0cm" fo:line-height="115%" fo:text-align="center" style:justify-single-word="false" fo:text-indent="0cm" style:auto-text-indent="false"/>
      <style:text-properties fo:color="#ff3333" style:font-name="Century Gothic" fo:font-size="26pt" fo:font-weight="bold" style:font-size-asian="26pt" style:font-weight-asian="bold" style:font-size-complex="26pt" style:font-weight-complex="bold"/>
    </style:style>
    <style:style style:name="P58" style:family="paragraph" style:parent-style-name="Standard">
      <style:paragraph-properties fo:margin-left="1.217cm" fo:margin-right="0.873cm" fo:line-height="115%" fo:text-align="center" style:justify-single-word="false" fo:text-indent="0cm" style:auto-text-indent="false"/>
      <style:text-properties style:font-name="Century Gothic" fo:font-size="16pt" fo:font-weight="normal" style:font-size-asian="16pt" style:font-weight-asian="normal" style:font-size-complex="16pt" style:font-weight-complex="normal"/>
    </style:style>
    <style:style style:name="P59" style:family="paragraph" style:parent-style-name="Standard">
      <style:paragraph-properties fo:margin-left="1.217cm" fo:margin-right="0.873cm" fo:line-height="115%" fo:text-align="center" style:justify-single-word="false" fo:text-indent="0cm" style:auto-text-indent="false"/>
      <style:text-properties fo:color="#666666" style:font-name="Century Gothic" fo:font-size="10pt" fo:font-weight="bold" style:font-size-asian="10pt" style:font-weight-asian="bold" style:font-size-complex="10pt" style:font-weight-complex="bold"/>
    </style:style>
    <style:style style:name="P60" style:family="paragraph" style:parent-style-name="Standard">
      <style:paragraph-properties fo:margin-left="1.217cm" fo:margin-right="0.873cm" fo:line-height="115%" fo:text-align="start" style:justify-single-word="false" fo:text-indent="0cm" style:auto-text-indent="false"/>
      <style:text-properties fo:color="#666666" style:font-name="Century Gothic" fo:font-size="10pt" fo:font-weight="bold" style:font-size-asian="10pt" style:font-weight-asian="bold" style:font-size-complex="10pt" style:font-weight-complex="bold"/>
    </style:style>
    <style:style style:name="P61" style:family="paragraph" style:parent-style-name="Standard">
      <style:paragraph-properties fo:margin-left="1.217cm" fo:margin-right="0.873cm" fo:line-height="115%" fo:text-align="center" style:justify-single-word="false" fo:text-indent="0cm" style:auto-text-indent="false"/>
      <style:text-properties fo:color="#666666" style:font-name="Century Gothic" fo:font-size="10pt" fo:font-weight="normal" style:font-size-asian="10pt" style:font-weight-asian="normal" style:font-size-complex="10pt" style:font-weight-complex="normal"/>
    </style:style>
    <style:style style:name="P62" style:family="paragraph" style:parent-style-name="Standard">
      <style:paragraph-properties fo:margin-left="1.217cm" fo:margin-right="0.873cm" fo:line-height="115%" fo:text-align="center" style:justify-single-word="false" fo:text-indent="0cm" style:auto-text-indent="false"/>
      <style:text-properties fo:color="#666666" style:font-name="Century Gothic" fo:font-size="12pt" fo:font-weight="normal" style:font-size-asian="12pt" style:font-weight-asian="normal" style:font-size-complex="12pt" style:font-weight-complex="normal"/>
    </style:style>
    <style:style style:name="P63" style:family="paragraph" style:parent-style-name="Standard">
      <style:paragraph-properties fo:margin-left="1.217cm" fo:margin-right="0.873cm" fo:line-height="115%" fo:text-align="start" style:justify-single-word="false" fo:text-indent="0cm" style:auto-text-indent="false"/>
      <style:text-properties fo:color="#000000" style:font-name="Century Gothic" fo:font-size="16pt" fo:font-weight="normal" style:font-size-asian="16pt" style:font-weight-asian="normal" style:font-size-complex="16pt" style:font-weight-complex="normal"/>
    </style:style>
    <style:style style:name="P64" style:family="paragraph" style:parent-style-name="Standard" style:master-page-name="">
      <style:paragraph-properties fo:margin-left="1.203cm" fo:margin-right="0cm" fo:line-height="115%" fo:text-align="start" style:justify-single-word="false" fo:text-indent="0cm" style:auto-text-indent="false" style:page-number="auto"/>
      <style:text-properties fo:color="#000000" style:font-name="Century Gothic" fo:font-size="15pt" fo:font-weight="bold" style:font-size-asian="15pt" style:font-weight-asian="bold" style:font-size-complex="15pt" style:font-weight-complex="bold"/>
    </style:style>
    <style:style style:name="P65" style:family="paragraph" style:parent-style-name="Standard" style:master-page-name="">
      <style:paragraph-properties fo:margin-left="1.102cm" fo:margin-right="0.97cm" fo:line-height="115%" fo:text-align="start" style:justify-single-word="false" fo:text-indent="0cm" style:auto-text-indent="false" style:page-number="auto"/>
      <style:text-properties fo:color="#ff3333" style:font-name="Century Gothic" fo:font-size="16pt" fo:font-weight="normal" style:font-size-asian="16pt" style:font-weight-asian="normal" style:font-size-complex="16pt" style:font-weight-complex="normal"/>
    </style:style>
    <style:style style:name="P66" style:family="paragraph" style:parent-style-name="Standard" style:master-page-name="">
      <style:paragraph-properties fo:margin-left="1.102cm" fo:margin-right="0.97cm" fo:line-height="150%" fo:text-align="start" style:justify-single-word="false" fo:text-indent="0cm" style:auto-text-indent="false" style:page-number="auto"/>
      <style:text-properties fo:color="#000000" style:font-name="Century Gothic" fo:font-size="16pt" fo:font-weight="bold" style:font-size-asian="16pt" style:font-weight-asian="bold" style:font-size-complex="16pt" style:font-weight-complex="bold"/>
    </style:style>
    <style:style style:name="P67" style:family="paragraph" style:parent-style-name="Standard" style:list-style-name="L2" style:master-page-name="">
      <style:paragraph-properties fo:margin-left="0.64cm" fo:margin-right="0cm" fo:line-height="115%" fo:text-align="center" style:justify-single-word="false" fo:text-indent="0cm" style:auto-text-indent="false" style:page-number="auto"/>
      <style:text-properties fo:color="#ff3333" style:font-name="Century Gothic" fo:font-size="24pt" fo:font-weight="bold" style:font-size-asian="24pt" style:font-weight-asian="bold" style:font-size-complex="24pt" style:font-weight-complex="bold"/>
    </style:style>
    <style:style style:name="P68" style:family="paragraph" style:parent-style-name="Standard" style:master-page-name="">
      <style:paragraph-properties fo:margin-left="0.97cm" fo:margin-right="0.873cm" fo:line-height="150%" fo:text-align="start" style:justify-single-word="false" fo:text-indent="0cm" style:auto-text-indent="false" style:page-number="auto"/>
      <style:text-properties style:font-name="Century Gothic" fo:font-size="16pt" fo:font-weight="normal" style:font-size-asian="16pt" style:font-weight-asian="normal" style:font-size-complex="16pt" style:font-weight-complex="normal"/>
    </style:style>
    <style:style style:name="P69" style:family="paragraph" style:parent-style-name="Standard" style:master-page-name="">
      <style:paragraph-properties fo:margin-left="0.75cm" fo:margin-right="0.573cm" fo:line-height="115%" fo:text-align="center" style:justify-single-word="false" fo:text-indent="0cm" style:auto-text-indent="false" style:page-number="auto"/>
      <style:text-properties fo:color="#000000" style:font-name="Century Gothic" fo:font-size="15pt" fo:font-weight="normal" style:font-size-asian="15pt" style:font-weight-asian="normal" style:font-size-complex="15pt" style:font-weight-complex="normal"/>
    </style:style>
    <style:style style:name="P70" style:family="paragraph" style:parent-style-name="Standard" style:master-page-name="">
      <style:paragraph-properties fo:margin-left="1.699cm" fo:margin-right="0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1" style:family="paragraph" style:parent-style-name="Standard" style:list-style-name="L6" style:master-page-name="">
      <style:paragraph-properties fo:line-height="115%" fo:text-align="start" style:justify-single-word="false" style:page-number="auto"/>
      <style:text-properties fo:color="#ff3333" style:font-name="Century Gothic" fo:font-size="16pt" fo:font-weight="normal" style:font-size-asian="16pt" style:font-weight-asian="normal" style:font-size-complex="16pt" style:font-weight-complex="normal"/>
    </style:style>
    <style:style style:name="P72" style:family="paragraph" style:parent-style-name="Standard" style:master-page-name="">
      <style:paragraph-properties fo:margin-left="0.861cm" fo:margin-right="0cm" fo:line-height="115%" fo:text-align="start" style:justify-single-word="false" fo:text-indent="-0.023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3" style:family="paragraph" style:parent-style-name="Standard">
      <style:paragraph-properties fo:margin-left="0.861cm" fo:margin-right="0cm" fo:line-height="115%" fo:text-align="start" style:justify-single-word="false" fo:text-indent="-0.023cm" style:auto-text-indent="false"/>
      <style:text-properties fo:color="#000000" style:font-name="Century Gothic" fo:font-size="16pt" fo:font-weight="normal" style:font-size-asian="16pt" style:font-weight-asian="normal" style:font-size-complex="16pt" style:font-weight-complex="normal"/>
    </style:style>
    <style:style style:name="P74" style:family="paragraph" style:parent-style-name="Standard" style:master-page-name="">
      <style:paragraph-properties fo:margin-left="1.235cm" fo:margin-right="0.573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5" style:family="paragraph" style:parent-style-name="Standard">
      <style:paragraph-properties fo:margin-left="1.235cm" fo:margin-right="0.573cm" fo:line-height="115%" fo:text-align="start" style:justify-single-word="false" fo:text-indent="0cm" style:auto-text-indent="false"/>
      <style:text-properties fo:color="#000000" style:font-name="Century Gothic" fo:font-size="16pt" fo:font-weight="normal" style:font-size-asian="16pt" style:font-weight-asian="normal" style:font-size-complex="16pt" style:font-weight-complex="normal"/>
    </style:style>
    <style:style style:name="P76" style:family="paragraph" style:parent-style-name="Standard" style:master-page-name="">
      <style:paragraph-properties fo:margin-left="0.993cm" fo:margin-right="1.125cm" fo:line-height="115%" fo:text-align="center"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7" style:family="paragraph" style:parent-style-name="Standard" style:master-page-name="">
      <style:paragraph-properties fo:margin-left="1.037cm" fo:margin-right="0.773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8" style:family="paragraph" style:parent-style-name="Standard" style:master-page-name="">
      <style:paragraph-properties fo:margin-left="1.214cm" fo:margin-right="0.949cm" fo:line-height="115%" fo:text-align="center"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79" style:family="paragraph" style:parent-style-name="Standard" style:master-page-name="">
      <style:paragraph-properties fo:margin-left="0.75cm" fo:margin-right="0cm" fo:line-height="115%" fo:text-align="start" style:justify-single-word="false" fo:text-indent="0cm" style:auto-text-indent="false" style:page-number="auto"/>
      <style:text-properties fo:color="#666666" style:font-name="Century Gothic" fo:font-size="10pt" fo:font-weight="bold" style:font-size-asian="10pt" style:font-weight-asian="bold" style:font-size-complex="10pt" style:font-weight-complex="bold"/>
    </style:style>
    <style:style style:name="P80" style:family="paragraph" style:parent-style-name="Standard" style:master-page-name="">
      <style:paragraph-properties fo:margin-left="1.214cm" fo:margin-right="0.905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1" style:family="paragraph" style:parent-style-name="Standard" style:master-page-name="">
      <style:paragraph-properties fo:margin-left="1.125cm" fo:margin-right="0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2" style:family="paragraph" style:parent-style-name="Standard" style:master-page-name="">
      <style:paragraph-properties fo:margin-left="0.661cm" fo:margin-right="0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3" style:family="paragraph" style:parent-style-name="Standard" style:master-page-name="">
      <style:paragraph-properties fo:margin-left="0.75cm" fo:margin-right="0.817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4" style:family="paragraph" style:parent-style-name="Standard" style:master-page-name="">
      <style:paragraph-properties fo:margin-left="0.905cm" fo:margin-right="0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5" style:family="paragraph" style:parent-style-name="Standard" style:master-page-name="">
      <style:paragraph-properties fo:margin-left="0.97cm" fo:margin-right="0.661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6" style:family="paragraph" style:parent-style-name="Standard" style:master-page-name="">
      <style:paragraph-properties fo:margin-left="1.081cm" fo:margin-right="0.905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7" style:family="paragraph" style:parent-style-name="Standard" style:master-page-name="">
      <style:paragraph-properties fo:margin-left="0.838cm" fo:margin-right="0.905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8" style:family="paragraph" style:parent-style-name="Standard" style:master-page-name="">
      <style:paragraph-properties fo:margin-left="1.39cm" fo:margin-right="1.39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89" style:family="paragraph" style:parent-style-name="Standard" style:master-page-name="">
      <style:paragraph-properties fo:margin-left="0.773cm" fo:margin-right="0.905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90" style:family="paragraph" style:parent-style-name="Standard" style:master-page-name="">
      <style:paragraph-properties fo:margin-left="0.684cm" fo:margin-right="0.573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91" style:family="paragraph" style:parent-style-name="Standard" style:master-page-name="">
      <style:paragraph-properties fo:margin-left="1.014cm" fo:margin-right="0.728cm" fo:line-height="115%" fo:text-align="start" style:justify-single-word="false" fo:text-indent="0cm" style:auto-text-indent="false" style:page-number="auto"/>
      <style:text-properties fo:color="#666666" style:font-name="Century Gothic" fo:font-size="10pt" fo:font-weight="bold" style:font-size-asian="10pt" style:font-weight-asian="bold" style:font-size-complex="10pt" style:font-weight-complex="bold"/>
    </style:style>
    <style:style style:name="P92" style:family="paragraph" style:parent-style-name="Standard" style:master-page-name="">
      <style:paragraph-properties fo:margin-left="0.573cm" fo:margin-right="0.617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P93" style:family="paragraph" style:parent-style-name="Standard" style:master-page-name="">
      <style:paragraph-properties fo:margin-left="0.926cm" fo:margin-right="0.706cm" fo:line-height="115%" fo:text-align="start" style:justify-single-word="false" fo:text-indent="0cm" style:auto-text-indent="false" style:page-number="auto"/>
      <style:text-properties fo:color="#000000" style:font-name="Century Gothic" fo:font-size="16pt" fo:font-weight="normal" style:font-size-asian="16pt" style:font-weight-asian="normal" style:font-size-complex="16pt" style:font-weight-complex="normal"/>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style:font-name="Century Gothic" fo:font-size="16pt" fo:font-weight="normal" style:font-size-asian="16pt" style:font-weight-asian="normal" style:font-size-complex="16pt" style:font-weight-complex="normal"/>
    </style:style>
    <style:style style:name="T3" style:family="text">
      <style:text-properties fo:color="#666666"/>
    </style:style>
    <style:style style:name="T4" style:family="text">
      <style:text-properties fo:color="#666666" fo:font-size="10pt" fo:font-weight="bold" style:font-size-asian="10pt" style:font-weight-asian="bold" style:font-size-complex="10pt" style:font-weight-complex="bold"/>
    </style:style>
    <style:style style:name="T5" style:family="text">
      <style:text-properties fo:color="#808080" fo:font-size="10pt" fo:font-weight="bold" style:font-size-asian="10pt" style:font-weight-asian="bold" style:font-size-complex="10pt" style:font-weight-complex="bold"/>
    </style:style>
    <style:style style:name="T6" style:family="text">
      <style:text-properties fo:font-weight="normal" style:font-weight-asian="normal" style:font-weight-complex="normal"/>
    </style:style>
    <style:style style:name="T7" style:family="text">
      <style:text-properties style:font-name="Century Gothic"/>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style:font-name="Century Gothic" fo:font-size="16pt" fo:font-weight="normal" style:font-size-asian="16pt" style:font-weight-asian="normal" style:font-size-complex="16pt" style:font-weight-complex="normal"/>
    </style:style>
    <style:style style:name="T11" style:family="text">
      <style:text-properties fo:color="#ff3333" fo:font-size="16pt" fo:font-weight="normal" style:font-size-asian="16pt" style:font-weight-asian="normal" style:font-size-complex="1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44">Dokumentacja bazy danych </text:p>
      <text:p text:style-name="P44">„Collabora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53">Spis treści</text:p>
      <text:p text:style-name="P48"/>
      <text:p text:style-name="P50">1. <text:s/>Opis ogólny..............................................................3</text:p>
      <text:p text:style-name="P50">2. <text:s/>Schemat i relacje....................................................5</text:p>
      <text:list xml:id="list2504538291505553626" text:style-name="L1">
        <text:list-header>
          <text:p text:style-name="P51">3. <text:s/>Tabele......................................................................8</text:p>
          <text:p text:style-name="P51">4. <text:s/>Procedury..............................................................25</text:p>
          <text:p text:style-name="P51">5. <text:s/>Zabezpieczenia....................................................35</text:p>
        </text:list-header>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list xml:id="list5214354825840670488" text:style-name="L2">
        <text:list-item>
          <text:list>
            <text:list-item>
              <text:list>
                <text:list-item>
                  <text:list>
                    <text:list-item>
                      <text:list>
                        <text:list-item>
                          <text:list>
                            <text:list-item>
                              <text:list>
                                <text:list-item>
                                  <text:list>
                                    <text:list-item>
                                      <text:list>
                                        <text:list-header>
                                          <text:p text:style-name="P67">Opis ogólny</text:p>
                                        </text:list-header>
                                      </text:list>
                                    </text:list-item>
                                  </text:list>
                                </text:list-item>
                              </text:list>
                            </text:list-item>
                          </text:list>
                        </text:list-item>
                      </text:list>
                    </text:list-item>
                  </text:list>
                </text:list-item>
              </text:list>
            </text:list-item>
          </text:list>
        </text:list-item>
      </text:list>
      <text:p text:style-name="P52"/>
      <text:p text:style-name="P68">Opisana w niniejszej dokumentacji baza danych o nazwie „collaborate” jest używana do przechowywania danych w aplikacji pod tą samą nazwą. Zalecane jest najpierw zaznajomienie się najpierw z dokumentacją samej aplikacji. Baza jest przygotowana aby obsługiwać wiele użytkowników naraz, a dzięki rozmaitym zabezpieczeniom gwarantuje spójność i bezpieczeństwo danych. Dodatkową jej zaletą są specjalnie zaprojektowane procedury, funkcje dzięki którym znacznie zostaje przyspieszona praca po stronie technologii backendowej. Procedury posiadają konstrukcję, która gwarantuje właściwe wstawianie danych skorelowanych w wielu tabelach, a wymagają jedynie podania odpowiednich parametrów. Zawierają też podstawową obsługę błędów. Aby zainstalować bazę na swoim serwerze należy uruchomić system zarządzania bazami i wykonać plik „init.sql”. Tworzy on całą strukturę bazy danych, jej obiekty oraz wstawia podstawowe, <text:soft-page-break/>niezbędne dane do tabel. Baza danych „collaborate” napisana jest w dialekcie mysql i zawiera obsługę polskich znaków diakrytycznych.</text:p>
      <text:p text:style-name="P58"/>
      <text:p text:style-name="P58"/>
      <text:p text:style-name="P58"/>
      <text:p text:style-name="P59"><draw:frame draw:style-name="fr1" draw:name="grafika1" text:anchor-type="paragraph" svg:width="8.057cm" svg:height="1.33cm" draw:z-index="0"><draw:image xlink:href="Pictures/2000000700000F9C000002969A9B5963.svm" xlink:type="simple" xlink:show="embed" xlink:actuate="onLoad"/></draw:frame>Zdjęcie 1. plik inicjujący</text:p>
      <text:p text:style-name="P59"/>
      <text:p text:style-name="P59"/>
      <text:p text:style-name="P59"/>
      <text:p text:style-name="P59"/>
      <text:p text:style-name="P59"/>
      <text:list xml:id="list37512164" text:continue-numbering="true" text:style-name="L2">
        <text:list-item>
          <text:list>
            <text:list-item>
              <text:list>
                <text:list-item>
                  <text:list>
                    <text:list-item>
                      <text:list>
                        <text:list-item>
                          <text:list>
                            <text:list-item>
                              <text:list>
                                <text:list-item>
                                  <text:list>
                                    <text:list-item>
                                      <text:list>
                                        <text:list-header>
                                          <text:p text:style-name="P1"/>
                                        </text:list-header>
                                      </text:list>
                                    </text:list-item>
                                  </text:list>
                                </text:list-item>
                              </text:list>
                            </text:list-item>
                          </text:list>
                        </text:list-item>
                      </text:list>
                    </text:list-item>
                  </text:list>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5">Schemat i relacje</text:p>
      <text:p text:style-name="P2"/>
      <text:p text:style-name="P59"><draw:frame draw:style-name="fr2" draw:name="grafika2" text:anchor-type="paragraph" svg:width="15.129cm" svg:height="10.837cm" draw:z-index="1"><draw:image xlink:href="Pictures/2000000700006F9F00006DA931FFC5A9.svm" xlink:type="simple" xlink:show="embed" xlink:actuate="onLoad"/></draw:frame></text:p>
      <text:p text:style-name="P59">Zdjęcie 2. schemat bazy danych</text:p>
      <text:p text:style-name="P59"/>
      <text:p text:style-name="P59"/>
      <text:p text:style-name="P59"/>
      <text:p text:style-name="P61"/>
      <text:p text:style-name="P63">Powyższe zdjęcie przedstawia ogólny schemat bazy danych oraz relacje między jej obiektami. Oto dokładne liczby:</text:p>
      <text:p text:style-name="P63"/>
      <text:list xml:id="list5965060400828219521" text:style-name="L3">
        <text:list-item>
          <text:p text:style-name="P5">12 tabel </text:p>
        </text:list-item>
        <text:list-item>
          <text:p text:style-name="P5">5 połączeń typu „wiele do wielu”</text:p>
        </text:list-item>
        <text:list-item>
          <text:p text:style-name="P5">4 połączenia typu „jeden do wielu” </text:p>
          <text:p text:style-name="P5"/>
        </text:list-item>
      </text:list>
      <text:p text:style-name="P4"/>
      <text:p text:style-name="P4"><text:soft-page-break/></text:p>
      <text:p text:style-name="P4"/>
      <text:p text:style-name="P69">Poniżej opisane zostały wszystkie relacje zachodzące w bazie danychi. Szczegółowe opisy tabel znajdują się w sekcji „Tabele”</text:p>
      <text:p text:style-name="P4"/>
      <text:p text:style-name="P4"/>
      <text:p text:style-name="P4"/>
      <text:p text:style-name="P4"><text:tab/><text:span text:style-name="T9">Relacje „wiele do wielu”:</text:span></text:p>
      <text:p text:style-name="P8"/>
      <text:list xml:id="list3051888478687150641" text:style-name="L4">
        <text:list-item>
          <text:p text:style-name="P6">Users – Technology : Połączenie reprezentowane przez tabelę pośrednią Users_technology służy do przechowywania informacji o poznanych przez użytkownika technologiach informatycznych, innym słowem w jakich języka umie on programować</text:p>
        </text:list-item>
      </text:list>
      <text:p text:style-name="P4"/>
      <text:list xml:id="list37510068" text:continue-numbering="true" text:style-name="L4">
        <text:list-item>
          <text:p text:style-name="P6">Users – Media : Połączenie reprezentowane przez tabelę pośrednią Users_Media zawiera informację o linkach do poszczególnych stron internetowych (np. Github, Linkedln) na których dany użytkownik prowadzi swoje aktywności</text:p>
          <text:p text:style-name="P6"/>
        </text:list-item>
        <text:list-item>
          <text:p text:style-name="P6">Users – Offert (match) : Połączenie obu tabel za pomocą tabelki Liked_Offert. Przechowuje ona informacje o „polubieniach” ofert lub użytkowników niezbędne do zidentyfikowania czy zachodzi obustronny „match” (czyli polubienie przez właściciela oferty potencjalnego współpracownika oraz polubienie oferty przez danego użytkownika myślącego o współpracy nad projektem, po dalsze wyjaśnienia zobacz dokumentacje aplikacji „Collaborate”)</text:p>
        </text:list-item>
      </text:list>
      <text:p text:style-name="P4"/>
      <text:p text:style-name="P4"/>
      <text:p text:style-name="P4"><text:soft-page-break/></text:p>
      <text:list xml:id="list37503106" text:continue-numbering="true" text:style-name="L4">
        <text:list-item>
          <text:p text:style-name="P6"><text:s/>Users – Offert (collaborators) : Połączenie przez tabelę Collaborators_Offert służy do przechowywania informacji o współpracownikach (z wyjątkiem właściciela oferty) pracujących nad danym projektem</text:p>
        </text:list-item>
      </text:list>
      <text:p text:style-name="P4"/>
      <text:list xml:id="list37498501" text:continue-numbering="true" text:style-name="L4">
        <text:list-header>
          <text:p text:style-name="P6"><text:tab/></text:p>
        </text:list-header>
      </text:list>
      <text:p text:style-name="P64"/>
      <text:p text:style-name="P8"/>
      <text:p text:style-name="P8"><text:tab/><text:span text:style-name="T8">Relacje „jeden do wielu”:</text:span></text:p>
      <text:p text:style-name="P8"/>
      <text:list xml:id="list7618691487634880725" text:style-name="L5">
        <text:list-item>
          <text:p text:style-name="P7">Users-Offert: Połączenie poprzez pole Offert.owner_id. Służy do określenia właściciela (innymi słowami założyciela oferty na portalu) projektu</text:p>
        </text:list-item>
      </text:list>
      <text:p text:style-name="P4"/>
      <text:list xml:id="list37506148" text:continue-numbering="true" text:style-name="L5">
        <text:list-item>
          <text:p text:style-name="P7">Offert-Project_Category: Połączenie możliwe dzięki polu Offert.category_id. Istnieje by określać kategorię projektu innymi słowami do tego jaka jest docelowa platforma np. Web, Desktop. Dla złożonych projektów istnieje wartość „Mixed”<text:tab/></text:p>
        </text:list-item>
      </text:list>
      <text:p text:style-name="P8"><text:tab/></text:p>
      <text:p text:style-name="P8"/>
      <text:list xml:id="list37503873" text:continue-numbering="true" text:style-name="L5">
        <text:list-item>
          <text:p text:style-name="P7">Users-Chat (2-krotne) : Połączenie klucza podstawowego tabeli User z polami Chat.id_recipent i Chat.id_sender</text:p>
        </text:list-item>
      </text:list>
      <text:p text:style-name="P8"/>
      <text:p text:style-name="P8"/>
      <text:p text:style-name="P8"/>
      <text:p text:style-name="P8"/>
      <text:p text:style-name="P8"/>
      <text:p text:style-name="P8"/>
      <text:p text:style-name="P8"/>
      <text:p text:style-name="P8"/>
      <text:p text:style-name="P8"><text:soft-page-break/></text:p>
      <text:p text:style-name="P8"/>
      <text:p text:style-name="P46">Tabele</text:p>
      <text:p text:style-name="P9"/>
      <text:p text:style-name="P10"/>
      <text:p text:style-name="P65">Tabela Users</text:p>
      <text:p text:style-name="P62"><draw:frame draw:style-name="fr3" draw:name="grafika3" text:anchor-type="paragraph" svg:x="0.898cm" svg:y="0.543cm" svg:width="5.84cm" svg:height="7.586cm" draw:z-index="2"><draw:image xlink:href="Pictures/2000000700001816000021CD44A7DB82.svm" xlink:type="simple" xlink:show="embed" xlink:actuate="onLoad"/></draw:frame></text:p>
      <text:p text:style-name="P60"><draw:frame draw:style-name="fr3" draw:name="grafika4" text:anchor-type="paragraph" svg:x="8.049cm" svg:y="0.706cm" svg:width="8.359cm" svg:height="6.477cm" draw:z-index="15"><draw:image xlink:href="Pictures/2000000700002DFF0000208F03732B5A.svm" xlink:type="simple" xlink:show="embed" xlink:actuate="onLoad"/></draw:frame> <text:s text:c="6"/>Zdjęcie 3. Tabela Users <text:s text:c="23"/>Zdjęcie 4. Polecenia tworzące tabelę Users</text:p>
      <text:p text:style-name="P60"/>
      <text:p text:style-name="P60"/>
      <text:p text:style-name="P60"/>
      <text:p text:style-name="P60"/>
      <text:p text:style-name="P63">Tabela Users służy do przechowywania części niezbędnych informacji o użytkownikach portalu. Oto szczegółowy opis jej pól:</text:p>
      <text:p text:style-name="P63"/>
      <text:list xml:id="list1567091487724912136" text:style-name="L6">
        <text:list-item>
          <text:p text:style-name="P11"><text:span text:style-name="T8">id (int)</text:span> : pole klucza podstawowego tabeli</text:p>
        </text:list-item>
        <text:list-item>
          <text:p text:style-name="P11"><text:span text:style-name="T8">name (varchar)</text:span> : imię użytkownika</text:p>
        </text:list-item>
        <text:list-item>
          <text:p text:style-name="P11"><text:span text:style-name="T8">surname (varchar)</text:span> : nazwisko użytkownika </text:p>
        </text:list-item>
        <text:list-item>
          <text:p text:style-name="P11"><text:span text:style-name="T8">password (varchar)</text:span> : hasło konta</text:p>
        </text:list-item>
        <text:list-item>
          <text:p text:style-name="P11"><text:span text:style-name="T8">email (varchar)</text:span> : pole na email</text:p>
        </text:list-item>
        <text:list-item>
          <text:p text:style-name="P11"><text:span text:style-name="T8">profile_picture (blob)</text:span> : przechowuje zdjęcie profilowe</text:p>
        </text:list-item>
        <text:list-item>
          <text:p text:style-name="P11"><text:soft-page-break/><text:span text:style-name="T8">active (boolean)</text:span> : zawiera wartość 1 lub 0 (true lub false) i służy do określania czy użytkownik zalogował się pierwszy raz na swoje konto, jeżeli tak, zostaje przekierowany do formularza w którym musi uzupełnić swoje dane profilowe. Bo jego wypełnieniu pole active zostaje automatycznie wypełnione wartością 1, co jest indykacją, że wszystkie ważne dane zostały wypełnione i można korzystać z serwisu</text:p>
        </text:list-item>
        <text:list-item>
          <text:p text:style-name="P11"><text:span text:style-name="T8">premium (boolean)</text:span> : zawiera wartość 1 lub 0 (true lub false) i mówi nam, czy użytkownik ma lub nie ma wykupioną wersję premium aplikacji (niedostępne w wersji prezentacyjnej)</text:p>
        </text:list-item>
        <text:list-item>
          <text:p text:style-name="P11"><text:span text:style-name="T8">description (text)</text:span> : swobodny opis profilu użytkownika, gdzie może on napisać o sobie, swoich pasjach itd.</text:p>
        </text:list-item>
      </text:list>
      <text:p text:style-name="P10"/>
      <text:p text:style-name="P10"/>
      <text:p text:style-name="P70">Tabela na tą chwilę posiada 2 indeksy. Pierwszy z nich ustawiony na pola email i password przyspiesza logowanie, a drugi nałozony na id przyspieszaskorelowane z tabelą zapytania</text:p>
      <text:p text:style-name="P10"/>
      <text:p text:style-name="P10"/>
      <text:p text:style-name="P10"><text:tab/>Odwołania w relacjach:</text:p>
      <text:list xml:id="list4651113897428447231" text:style-name="L7">
        <text:list-item>
          <text:p text:style-name="P12">Users-&gt;Offert </text:p>
        </text:list-item>
        <text:list-item>
          <text:p text:style-name="P12">Users-&gt; Liked_Offert -&gt;Offert </text:p>
        </text:list-item>
        <text:list-item>
          <text:p text:style-name="P12">Users-&gt; Collaborators_Offert-&gt; Offert </text:p>
        </text:list-item>
        <text:list-item>
          <text:p text:style-name="P12">Users-&gt; Users_Technology-&gt; Technology </text:p>
        </text:list-item>
        <text:list-item>
          <text:p text:style-name="P12">Users-&gt; Users_Media-&gt; Media </text:p>
        </text:list-item>
      </text:list>
      <text:p text:style-name="P10"/>
      <text:p text:style-name="P10"><text:soft-page-break/></text:p>
      <text:list xml:id="list37524144" text:continue-numbering="true" text:style-name="L7">
        <text:list-header>
          <text:p text:style-name="P12"/>
        </text:list-header>
      </text:list>
      <text:list xml:id="list37507986" text:continue-list="list1567091487724912136" text:style-name="L6">
        <text:list-header>
          <text:p text:style-name="P71">Tabela Offert </text:p>
        </text:list-header>
      </text:list>
      <text:p text:style-name="P10"><draw:frame draw:style-name="fr3" draw:name="grafika5" text:anchor-type="paragraph" svg:x="0.981cm" svg:y="0.594cm" svg:width="5.69cm" svg:height="6.588cm" draw:z-index="3"><draw:image xlink:href="Pictures/200000070000163A000019BD947E6F2E.svm" xlink:type="simple" xlink:show="embed" xlink:actuate="onLoad"/></draw:frame><draw:frame draw:style-name="fr3" draw:name="grafika6" text:anchor-type="paragraph" svg:x="7.625cm" svg:y="3.087cm" svg:width="8.638cm" svg:height="4.03cm" draw:z-index="4"><draw:image xlink:href="Pictures/2000000700002C8D000014922F1D2230.svm" xlink:type="simple" xlink:show="embed" xlink:actuate="onLoad"/></draw:frame></text:p>
      <text:p text:style-name="P60"><text:s text:c="3"/>Zdjęcie 3. Tabela Offert <text:s text:c="29"/>Zdjęcie 4. Polecenia tworzące tabelę Offert</text:p>
      <text:p text:style-name="P60"/>
      <text:p text:style-name="P60"/>
      <text:p text:style-name="P60"/>
      <text:p text:style-name="P60"/>
      <text:p text:style-name="P63">Tabela Offert służy do przechowywania części niezbędnych informacji o ofercie czyli inaczej projekcie, zamieszczonym w aplikacji celem znalezienia do niego współpracowników. Oto szczegółowy opis jej pól:</text:p>
      <text:p text:style-name="P63"/>
      <text:list xml:id="list1796654949387288956" text:style-name="L8">
        <text:list-item>
          <text:p text:style-name="P13"><text:span text:style-name="T8">id (int)</text:span> : Pole klucza podstawowego</text:p>
        </text:list-item>
        <text:list-item>
          <text:p text:style-name="P13"><text:span text:style-name="T8">category_id (int)</text:span> : Pole klucza obcego odwołującego się do Project_category.id niezbędny do określanie kategorii (platformy docelowej) projektu</text:p>
        </text:list-item>
        <text:list-item>
          <text:p text:style-name="P13"><text:span text:style-name="T8">owner_id (int)</text:span> : <text:s/>Pole klucza obcego odwołującego się do Users.id służy do określenia właściciela oferty, czyli użytkownika zamieszczającego ogłoszenie</text:p>
        </text:list-item>
        <text:list-item>
          <text:p text:style-name="P13"><text:span text:style-name="T8">name (varchar)</text:span> : Przedstawia nazwę projektu</text:p>
        </text:list-item>
        <text:list-item>
          <text:p text:style-name="P13"><text:soft-page-break/><text:span text:style-name="T8">description (text)</text:span> : Pełny opis ogłoszenia</text:p>
        </text:list-item>
        <text:list-item>
          <text:p text:style-name="P13"><text:span text:style-name="T8">picture (blob)</text:span> : Opcjonalne zdjęcie</text:p>
        </text:list-item>
      </text:list>
      <text:p text:style-name="P10"/>
      <text:p text:style-name="P10"/>
      <text:p text:style-name="P10"/>
      <text:p text:style-name="P10"/>
      <text:p text:style-name="P10"><text:tab/>Odwołania w relacjach:</text:p>
      <text:list xml:id="list37511649" text:continue-list="list37524144" text:style-name="L7">
        <text:list-item>
          <text:p text:style-name="P12">Users-&gt;Offert </text:p>
        </text:list-item>
        <text:list-item>
          <text:p text:style-name="P12">Users-&gt; Liked_Offert -&gt;Offert </text:p>
        </text:list-item>
        <text:list-item>
          <text:p text:style-name="P12">Users-&gt; Collaborators_Offert-&gt; Offert </text:p>
        </text:list-item>
        <text:list-item>
          <text:p text:style-name="P12">Offert-&gt; Offert_Technology-&gt; Technology</text:p>
        </text:list-item>
        <text:list-item>
          <text:p text:style-name="P12">Offert-&gt; Project_Category</text:p>
          <text:p text:style-name="P12"/>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10"/>
      <text:p text:style-name="P10"/>
      <text:p text:style-name="P10"/>
      <text:p text:style-name="P10"/>
      <text:p text:style-name="P10"><text:soft-page-break/></text:p>
      <text:p text:style-name="P10"/>
      <text:p text:style-name="P10"/>
      <text:p text:style-name="P10"/>
      <text:p text:style-name="P10"/>
      <text:p text:style-name="P10"><text:tab/><text:span text:style-name="T8">Tabela Media</text:span></text:p>
      <text:p text:style-name="P10"><draw:frame draw:style-name="fr3" draw:name="grafika7" text:anchor-type="paragraph" svg:x="1.154cm" svg:y="1.035cm" svg:width="5.741cm" svg:height="3.521cm" draw:z-index="5"><draw:image xlink:href="Pictures/200000070000166E00000DC05ECDB05F.svm" xlink:type="simple" xlink:show="embed" xlink:actuate="onLoad"/></draw:frame></text:p>
      <text:p text:style-name="P10"><draw:frame draw:style-name="fr3" draw:name="grafika8" text:anchor-type="paragraph" svg:x="7.936cm" svg:y="1.471cm" svg:width="7.997cm" svg:height="2.231cm" draw:z-index="6"><draw:image xlink:href="Pictures/2000000700002E9E00000E5FF2D53E12.svm" xlink:type="simple" xlink:show="embed" xlink:actuate="onLoad"/></draw:frame><text:tab/></text:p>
      <text:p text:style-name="P10"><text:tab/><text:span text:style-name="T5">Z</text:span><text:span text:style-name="T4">djęcie 5. Tabela Media <text:s text:c="25"/>Zdjęcie 6. Polecenia tworzące tabelę Media</text:span></text:p>
      <text:p text:style-name="P38"/>
      <text:p text:style-name="P38"/>
      <text:p text:style-name="P10"/>
      <text:p text:style-name="P63">Tabela Media służy do przechowywania nazw dostępnych portali społecznościowych, na których użytkownik aplikacji może prowadzić dodatkową działalność (np. swoja strona portfolio, Github). Wartości wpisane w tej tabeli nigdy nie ulegają zmianie, jedyne do czego używana jest ta tabela to skorelowanie linku z odpowiednią stroną dla przykładu „htttps://github.com” → Github. Zapobiega pewnej dowolności wstawiania takich odnośników. Oto jej pola:</text:p>
      <text:p text:style-name="P63"/>
      <text:list xml:id="list8597609425422463386" text:style-name="L9">
        <text:list-item>
          <text:p text:style-name="P14"><text:span text:style-name="T8">id (int)</text:span> : Pole klucza podstawowego</text:p>
        </text:list-item>
        <text:list-item>
          <text:p text:style-name="P14"><text:span text:style-name="T8">name (varchar)</text:span> : nazwa portalu (np. Linkedln, Github itp.)</text:p>
        </text:list-item>
      </text:list>
      <text:p text:style-name="P10"/>
      <text:p text:style-name="P72"><text:soft-page-break/></text:p>
      <text:p text:style-name="P73"/>
      <text:p text:style-name="P73">Tabela posiada jeden indeks nałożony na jej klucz podstawowy. Przyspiesza to zapytania typu select mające na celu wybór wszystkich szczegółowych informacji o danym użytkowniku</text:p>
      <text:p text:style-name="P10"/>
      <text:p text:style-name="P10"/>
      <text:p text:style-name="P10"><text:tab/>Odwołania w relacjach:</text:p>
      <text:list xml:id="list37515149" text:continue-list="list37511649" text:style-name="L7">
        <text:list-item>
          <text:p text:style-name="P12">Users-&gt; Users_Media-&gt; Media </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tab/><text:span text:style-name="T8">Tabela Technology</text:span></text:p>
      <text:p text:style-name="P10"><draw:frame draw:style-name="fr3" draw:name="grafika9" text:anchor-type="paragraph" svg:x="1.088cm" svg:y="1.476cm" svg:width="5.479cm" svg:height="3.785cm" draw:z-index="7"><draw:image xlink:href="Pictures/200000070000156600000EC9BB8B1CBD.svm" xlink:type="simple" xlink:show="embed" xlink:actuate="onLoad"/></draw:frame><text:tab/></text:p>
      <text:p text:style-name="P10"><draw:frame draw:style-name="fr3" draw:name="grafika10" text:anchor-type="paragraph" svg:x="7.13cm" svg:y="1.046cm" svg:width="9.133cm" svg:height="3.313cm" draw:z-index="8"><draw:image xlink:href="Pictures/2000000700002D2B000010061FE7ABB1.svm" xlink:type="simple" xlink:show="embed" xlink:actuate="onLoad"/></draw:frame><text:tab/></text:p>
      <text:p text:style-name="P10"><text:span text:style-name="T5"><text:tab/>Z</text:span><text:span text:style-name="T4">djęcie 7. Tabela Technology <text:s text:c="13"/>Zdjęcie 8. Polecenia tworzące tabelę Technology</text:span></text:p>
      <text:p text:style-name="P38"/>
      <text:p text:style-name="P38"/>
      <text:p text:style-name="P38"/>
      <text:p text:style-name="P38"/>
      <text:p text:style-name="P74"><text:span text:style-name="T3">T</text:span>abela Technology zawiera niezmienialne informację o wszystkich dostępnych do wymieniania na stronie technologii programistycznych. Tabela dzięki odpowiednim relacjom służy do przedstawiania w jakich technologiach dany projekt ma być skonstruowany oraz jakie technologie zna użytkownik portalu. Dzięki korzystaniu z jednej finalnej tabeli możliwym jest filtracja pokazywania się proponowanych ofert w oparciu o umiejętności użytkownika. Jej pola to:</text:p>
      <text:p text:style-name="P75"/>
      <text:list xml:id="list5057275160714115546" text:style-name="L10">
        <text:list-item>
          <text:p text:style-name="P15"><text:span text:style-name="T8">id (int)</text:span> : Pole klucza podstawowego</text:p>
        </text:list-item>
        <text:list-item>
          <text:p text:style-name="P15"><text:span text:style-name="T8">name (varchar)</text:span> : Nazwa technologii</text:p>
        </text:list-item>
        <text:list-item>
          <text:p text:style-name="P15"><text:span text:style-name="T8">color (varchar)</text:span> : Kolor do malowania miejsc gdzie pojawia się dana technologia. Jest zawsze związany z kolorystyką danego loga języka i zapisany w formacie szesnastkowym z „#” na początku</text:p>
        </text:list-item>
      </text:list>
      <text:p text:style-name="P10"/>
      <text:p text:style-name="P10"/>
      <text:p text:style-name="P10"><text:soft-page-break/></text:p>
      <text:p text:style-name="P10"><text:tab/>Odwołania w relacjach:</text:p>
      <text:list xml:id="list8487330790384354776" text:style-name="L11">
        <text:list-item>
          <text:p text:style-name="P16">Users-&gt; Users_Technology-&gt; Technology</text:p>
        </text:list-item>
        <text:list-item>
          <text:p text:style-name="P16">Offert-&gt; Offert_Technology-&gt; Technology</text:p>
        </text:list-item>
      </text:list>
      <text:p text:style-name="P10"/>
      <text:p text:style-name="P10"/>
      <text:p text:style-name="P10"/>
      <text:p text:style-name="P10"/>
      <text:p text:style-name="P10"/>
      <text:p text:style-name="P76">Tabela posiada jeden indeks nałożony na jej klucz podstawowy. Przyspiesza to zapytania typu select mające na celu wybór wszystkich szczegółowych informacji o danym użytkowniku lub ofercie</text:p>
      <text:p text:style-name="P10"/>
      <text:p text:style-name="P10"/>
      <text:p text:style-name="P10"/>
      <text:p text:style-name="P10"/>
      <text:p text:style-name="P10"/>
      <text:p text:style-name="P10"/>
      <text:p text:style-name="P10"/>
      <text:p text:style-name="P10"/>
      <text:p text:style-name="P10"/>
      <text:p text:style-name="P10"><text:tab/></text:p>
      <text:p text:style-name="P10"/>
      <text:p text:style-name="P10"/>
      <text:p text:style-name="P10"/>
      <text:p text:style-name="P10"/>
      <text:p text:style-name="P10"/>
      <text:p text:style-name="P10"/>
      <text:p text:style-name="P10"/>
      <text:p text:style-name="P10"/>
      <text:p text:style-name="P10"><text:soft-page-break/></text:p>
      <text:p text:style-name="P10"><text:tab/><text:span text:style-name="T8">Tabela Project_category</text:span></text:p>
      <text:p text:style-name="P10"/>
      <text:p text:style-name="P10"><draw:frame draw:style-name="fr3" draw:name="grafika11" text:anchor-type="paragraph" svg:x="0.938cm" svg:y="0.351cm" svg:width="5.953cm" svg:height="4.262cm" draw:z-index="9"><draw:image xlink:href="Pictures/2000000700001742000010A51EA37D2E.svm" xlink:type="simple" xlink:show="embed" xlink:actuate="onLoad"/></draw:frame><draw:frame draw:style-name="fr3" draw:name="grafika12" text:anchor-type="paragraph" svg:x="7.311cm" svg:y="1.235cm" svg:width="9.257cm" svg:height="3.267cm" draw:z-index="10"><draw:image xlink:href="Pictures/2000000700002CC100000F9C9890DAB3.svm" xlink:type="simple" xlink:show="embed" xlink:actuate="onLoad"/></draw:frame></text:p>
      <text:p text:style-name="P10"><text:span text:style-name="T5"><text:s text:c="11"/>Z</text:span><text:span text:style-name="T4">djęcie 9. Tabela Project_category <text:s text:c="18"/>Zdjęcie 10. Polecenia tworzące tabelę </text:span></text:p>
      <text:p text:style-name="P38"/>
      <text:p text:style-name="P10"/>
      <text:p text:style-name="P77"><text:span text:style-name="T3">T</text:span>abela Technology zawiera niezmienialne informację o wszystkich dostępnych do wybrania kategorii ogłoszenia, czyli mówiąc inaczej platform docelowych takich jak np. internet, aplikacja okienkowa itp. Oto jej pola:</text:p>
      <text:p text:style-name="P10"/>
      <text:list xml:id="list4158135006047170530" text:style-name="L12">
        <text:list-item>
          <text:p text:style-name="P17"><text:span text:style-name="T8">id (int)</text:span> : Pole klucza podstawowego</text:p>
        </text:list-item>
        <text:list-item>
          <text:p text:style-name="P17"><text:span text:style-name="T8">name (varchar) </text:span>: Nazwa kategorii</text:p>
        </text:list-item>
        <text:list-item>
          <text:p text:style-name="P17"><text:span text:style-name="T8">color (varchar)</text:span> : kolor stylistyczny</text:p>
        </text:list-item>
        <text:list-item>
          <text:p text:style-name="P17"/>
        </text:list-item>
      </text:list>
      <text:p text:style-name="P10"/>
      <text:p text:style-name="P78">Tabela posiada jeden indeks nałożony na jej klucz podstawowy. Przyspiesza to zapytania typu select mające na celu wybór wszystkich szczegółowych informacji o konkretnej ofercie</text:p>
      <text:p text:style-name="P10"/>
      <text:p text:style-name="P10"><text:tab/>Odwołania w relacjach:</text:p>
      <text:list xml:id="list1361251297931234396" text:style-name="L13">
        <text:list-item>
          <text:p text:style-name="P18">Offert-&gt;Project_Category</text:p>
        </text:list-item>
      </text:list>
      <text:p text:style-name="P10"/>
      <text:p text:style-name="P10"><text:soft-page-break/></text:p>
      <text:p text:style-name="P10"><text:tab/><text:span text:style-name="T8">Tabela liked_Offert</text:span></text:p>
      <text:p text:style-name="P10"/>
      <text:p text:style-name="P10"><draw:frame draw:style-name="fr3" draw:name="grafika14" text:anchor-type="paragraph" svg:x="8.354cm" svg:y="1.169cm" svg:width="7.437cm" svg:height="2.619cm" draw:z-index="12"><draw:image xlink:href="Pictures/2000000700001D0C00000A3C5AA00766.svm" xlink:type="simple" xlink:show="embed" xlink:actuate="onLoad"/></draw:frame><draw:frame draw:style-name="fr3" draw:name="grafika13" text:anchor-type="paragraph" svg:x="1.293cm" svg:y="0.265cm" svg:width="5.637cm" svg:height="3.574cm" draw:z-index="11"><draw:image xlink:href="Pictures/200000070000160500000DF5D2EA06D7.svm" xlink:type="simple" xlink:show="embed" xlink:actuate="onLoad"/></draw:frame><text:span text:style-name="T5"> <text:s text:c="14"/>Z</text:span><text:span text:style-name="T4">djęcie 11. Tabela liked_Offert <text:s text:c="14"/>Zdjęcie 12. Polecenia tworzące tabelę <text:s/>liked_Offert</text:span></text:p>
      <text:p text:style-name="P38"/>
      <text:p text:style-name="P38"/>
      <text:p text:style-name="P38"/>
      <text:p text:style-name="P80"><text:span text:style-name="T3">T</text:span>abela liked_Offert przechowuje tymczasowe dane o polubieniach ofert przez użytkowników i polubieniach użytkowników przez właścicieli ogłoszeń. To właśnie tu zachodzi cały system „match”. Odpowiednia procedura do wstawiania rekordów w tą tabelę kontroluje, czy zachodzi <text:s/>takie obustronne polubienie. Jeśli tak, zostaje wysłana automatyczna wiadomość do jednego z zainteresowanych, dzięki czemu można utworzyć na tej podstawie czat pomiędzy nimi. Po takiej akceptacji 2 odpowiednie rekordy są kasowane z tabeli. W przeciwnym razie nic oprócz wstawienia odpowiedniego rekordu się nie dzieje. Oto pola tabeli:</text:p>
      <text:p text:style-name="P10"/>
      <text:list xml:id="list8411383827842684737" text:style-name="L14">
        <text:list-item>
          <text:p text:style-name="P19"><text:span text:style-name="T8">id_user (int</text:span>) : jest to zawsze id użytkownika, który nie jest właścicielem projektu (jeśli to właściciel przegląda potencjalnych współpracowników, to wstawiane są ich id, nie jego) a jest zainteresowany współpracą</text:p>
        </text:list-item>
        <text:list-item>
          <text:p text:style-name="P19"><text:span text:style-name="T8">id_offert (int)</text:span> : id polubionej oferty</text:p>
        </text:list-item>
      </text:list>
      <text:p text:style-name="P10"><text:soft-page-break/></text:p>
      <text:p text:style-name="P10"><text:tab/>Odwołania w relacjach:</text:p>
      <text:list xml:id="list1027009793876046858" text:style-name="L15">
        <text:list-item>
          <text:p text:style-name="P20">Users-&gt; liked_offert-&gt; Offert</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10"/>
      <text:p text:style-name="P10"/>
      <text:p text:style-name="P10"><text:soft-page-break/></text:p>
      <text:p text:style-name="P10"><text:tab/><text:span text:style-name="T8">Tabela Chat</text:span></text:p>
      <text:p text:style-name="P42"><draw:frame draw:style-name="fr3" draw:name="grafika16" text:anchor-type="paragraph" svg:x="8.202cm" svg:y="1.981cm" svg:width="8.348cm" svg:height="3.598cm" draw:z-index="14"><draw:image xlink:href="Pictures/200000070000332A000014FC725ED560.svm" xlink:type="simple" xlink:show="embed" xlink:actuate="onLoad"/></draw:frame><draw:frame draw:style-name="fr3" draw:name="grafika15" text:anchor-type="paragraph" svg:x="1.15cm" svg:y="0.529cm" svg:width="6.588cm" svg:height="5.479cm" draw:z-index="13"><draw:image xlink:href="Pictures/20000007000019BD0000156645E799EA.svm" xlink:type="simple" xlink:show="embed" xlink:actuate="onLoad"/></draw:frame></text:p>
      <text:p text:style-name="P10"><text:span text:style-name="T5"><text:tab/><text:tab/>Z</text:span><text:span text:style-name="T4">djęcie 13. Tabela Chat <text:s text:c="21"/>Zdjęcie 14. Polecenia tworzące tabelę <text:s/>Chat</text:span></text:p>
      <text:p text:style-name="P10"/>
      <text:p text:style-name="P10"/>
      <text:p text:style-name="P81"><text:span text:style-name="T3">T</text:span>abela Chat jak sama nazwa wskazuje przechowuje wszystkie wysłane wiadomości w serwisie. Na jej podstawie można odtworzyć całą historię czatów dowolnego użytkownika. Oto jej pola:</text:p>
      <text:p text:style-name="P10"/>
      <text:list xml:id="list362962452818485327" text:style-name="L16">
        <text:list-item>
          <text:p text:style-name="P21"><text:span text:style-name="T8">id (int)</text:span> : Pole klucza podstawowego</text:p>
        </text:list-item>
        <text:list-item>
          <text:p text:style-name="P21"><text:span text:style-name="T8">id_recipent (int)</text:span> : Id użytkownika otrzymującego wiadomość</text:p>
        </text:list-item>
        <text:list-item>
          <text:p text:style-name="P21"><text:span text:style-name="T8">id_sender (int)</text:span> : Id użytkownika wysyłającego wiadomość</text:p>
        </text:list-item>
        <text:list-item>
          <text:p text:style-name="P21"><text:span text:style-name="T8">message (varchar) </text:span>: treść wiadomości z ograniczeniem do 255 znaków naraz</text:p>
        </text:list-item>
        <text:list-item>
          <text:p text:style-name="P21"><text:span text:style-name="T8">time_sended (datetime)</text:span> : dokładna data wysłania wiadomości z „czułością” do sekundy. To pole jest autouzupełniane przez dopowiednią procedure funkcją now(). Na podstawie wartości określa się kolejność wysyłania</text:p>
        </text:list-item>
      </text:list>
      <text:p text:style-name="P10"><text:soft-page-break/></text:p>
      <text:p text:style-name="P9"><text:tab/><text:tab/></text:p>
      <text:p text:style-name="P9"><text:tab/>Tabela ma założony jeden indeks na dwa jej pola <text:tab/><text:tab/>(id_recipent, id_sender), który znacznie przyspiesza </text:p>
      <text:p text:style-name="P9"><text:tab/>wygenerowanie historii czatów użytkownika</text:p>
      <text:p text:style-name="P10"/>
      <text:p text:style-name="P10"/>
      <text:p text:style-name="P10"><text:tab/><text:tab/>Odwołania w relacjach:</text:p>
      <text:list xml:id="list3391262416675190156" text:style-name="L17">
        <text:list-item>
          <text:p text:style-name="P22">Chat-&gt;Users (2-krotne)</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span text:style-name="T8">Tabela collaborators_offert</text:span></text:p>
      <text:p text:style-name="P10"/>
      <text:p text:style-name="P10"><draw:frame draw:style-name="fr3" draw:name="grafika18" text:anchor-type="paragraph" svg:x="7.207cm" svg:y="1.058cm" svg:width="9.289cm" svg:height="3.097cm" draw:z-index="17"><draw:image xlink:href="Pictures/200000070000244800000C19AB0F7BCA.svm" xlink:type="simple" xlink:show="embed" xlink:actuate="onLoad"/></draw:frame></text:p>
      <text:p text:style-name="P10"><draw:frame draw:style-name="fr3" draw:name="grafika17" text:anchor-type="paragraph" svg:x="0.266cm" svg:y="0.102cm" svg:width="6.251cm" svg:height="3.418cm" draw:z-index="16"><draw:image xlink:href="Pictures/200000070000138A00000AA6B688B3C7.svm" xlink:type="simple" xlink:show="embed" xlink:actuate="onLoad"/></draw:frame><text:span text:style-name="T5"> <text:s text:c="3"/>Z</text:span><text:span text:style-name="T4">djęcie 15. Tabela collaborators_Offert <text:s text:c="14"/>Zdjęcie 16. Polecenia tworzące tabelę <text:s/></text:span></text:p>
      <text:p text:style-name="P38"/>
      <text:p text:style-name="P38"/>
      <text:p text:style-name="P38"/>
      <text:p text:style-name="P82"><text:span text:style-name="T3">T</text:span>abela colllaborators_offert jest tabelą pośrednią, służącą do przechowywania informacji o współpracownikach pracujących <text:tab/>razem nad jednym projektem. W tabeli nie znajdują się informacje o właścicielach ofert. Jej pola to:</text:p>
      <text:p text:style-name="P10"/>
      <text:list xml:id="list6234102646545110406" text:style-name="L18">
        <text:list-item>
          <text:p text:style-name="P23"><text:span text:style-name="T8">id_user (int)</text:span> : id współpracownika</text:p>
        </text:list-item>
        <text:list-item>
          <text:p text:style-name="P23"><text:span text:style-name="T8">id_offert (int)</text:span> : id projektu</text:p>
        </text:list-item>
      </text:list>
      <text:p text:style-name="P10"/>
      <text:p text:style-name="P10"/>
      <text:p text:style-name="P10"/>
      <text:p text:style-name="P10"/>
      <text:p text:style-name="P10"/>
      <text:p text:style-name="P10"><text:tab/>Odwołania w relacjach:</text:p>
      <text:list xml:id="list9045216642027829930" text:style-name="L19">
        <text:list-item>
          <text:p text:style-name="P24">Users-&gt;collaborators_offert-&gt; Offert</text:p>
        </text:list-item>
      </text:list>
      <text:p text:style-name="P10"/>
      <text:p text:style-name="P10"/>
      <text:p text:style-name="P10"/>
      <text:p text:style-name="P10"/>
      <text:p text:style-name="P10"/>
      <text:p text:style-name="P10"/>
      <text:p text:style-name="P10"><text:soft-page-break/></text:p>
      <text:p text:style-name="P10"><text:tab/></text:p>
      <text:p text:style-name="P47"><text:tab/>Tabela Offert_technology</text:p>
      <text:p text:style-name="P10"><draw:frame draw:style-name="fr3" draw:name="grafika20" text:anchor-type="paragraph" svg:x="8.05cm" svg:y="1.281cm" svg:width="8.177cm" svg:height="2.619cm" draw:z-index="19"><draw:image xlink:href="Pictures/2000000700001FF100000A3C453C5DF9.svm" xlink:type="simple" xlink:show="embed" xlink:actuate="onLoad"/></draw:frame><draw:frame draw:style-name="fr3" draw:name="grafika19" text:anchor-type="paragraph" svg:x="1.274cm" svg:y="0.93cm" svg:width="5.106cm" svg:height="3.097cm" draw:z-index="18"><draw:image xlink:href="Pictures/20000007000013F300000C198A8745B6.svm" xlink:type="simple" xlink:show="embed" xlink:actuate="onLoad"/></draw:frame></text:p>
      <text:p text:style-name="P10"><text:span text:style-name="T5"><text:s text:c="8"/>Z</text:span><text:span text:style-name="T4">djęcie 17. Tabela Offert_technology <text:s text:c="16"/>Zdjęcie 18. Polecenia tworzące tabelę </text:span></text:p>
      <text:p text:style-name="P38"/>
      <text:p text:style-name="P38"/>
      <text:p text:style-name="P38"><text:tab/></text:p>
      <text:p text:style-name="P38"/>
      <text:p text:style-name="P38"/>
      <text:p text:style-name="P83">Tabela Offert_technology to tabela pośrednia za pomocą której odczytywane są technologie wykorzystywane w danym projekcie. Jej pola to odpowiednio:</text:p>
      <text:p text:style-name="P10"/>
      <text:list xml:id="list2186225100916195870" text:style-name="L20">
        <text:list-item>
          <text:p text:style-name="P25"><text:span text:style-name="T8">id_technology (int)</text:span> : id technologii (języka programowania)</text:p>
        </text:list-item>
        <text:list-item>
          <text:p text:style-name="P25"><text:span text:style-name="T8">id_offert (int)</text:span> : id oferty</text:p>
        </text:list-item>
      </text:list>
      <text:p text:style-name="P10"/>
      <text:p text:style-name="P10"/>
      <text:p text:style-name="P10"><text:tab/></text:p>
      <text:p text:style-name="P10"><text:tab/>Odwołania w relacjach:</text:p>
      <text:list xml:id="list4186180598097082382" text:style-name="L21">
        <text:list-item>
          <text:p text:style-name="P26">Offert-&gt; Offert_Technology-&gt; Technology</text:p>
        </text:list-item>
      </text:list>
      <text:p text:style-name="P10"/>
      <text:p text:style-name="P10"/>
      <text:p text:style-name="P10"/>
      <text:p text:style-name="P10"/>
      <text:p text:style-name="P10"/>
      <text:p text:style-name="P10"/>
      <text:p text:style-name="P10"><text:soft-page-break/><text:tab/></text:p>
      <text:p text:style-name="P10"><text:tab/><text:span text:style-name="T8">Tabela Users_technology</text:span></text:p>
      <text:p text:style-name="P10"/>
      <text:p text:style-name="P10"><draw:frame draw:style-name="fr3" draw:name="grafika22" text:anchor-type="paragraph" svg:x="7.781cm" svg:y="0cm" svg:width="7.966cm" svg:height="2.566cm" draw:z-index="21"><draw:image xlink:href="Pictures/2000000700001F1D00000A0741C7833E.svm" xlink:type="simple" xlink:show="embed" xlink:actuate="onLoad"/></draw:frame><draw:frame draw:style-name="fr3" draw:name="grafika21" text:anchor-type="paragraph" svg:x="0.519cm" svg:y="-0.004cm" svg:width="4.897cm" svg:height="2.778cm" draw:z-index="20"><draw:image xlink:href="Pictures/200000070000132000000ADB3D257584.svm" xlink:type="simple" xlink:show="embed" xlink:actuate="onLoad"/></draw:frame><text:span text:style-name="T5"> <text:s/>Z</text:span><text:span text:style-name="T4">djęcie 19. Tabela Users_technology <text:s text:c="20"/>Zdjęcie 20. Polecenia tworzące tabelę </text:span></text:p>
      <text:p text:style-name="P38"/>
      <text:p text:style-name="P38"/>
      <text:p text:style-name="P38"><text:tab/></text:p>
      <text:p text:style-name="P38"/>
      <text:p text:style-name="P38"/>
      <text:p text:style-name="P84">Tabela Users_technology to tabela pośrednia za pomocą której odczytywane są języki programowania poznane przez danego użytkownika. Jej pola to:</text:p>
      <text:p text:style-name="P10"/>
      <text:list xml:id="list37509774" text:continue-list="list2186225100916195870" text:style-name="L20">
        <text:list-item>
          <text:p text:style-name="P25"><text:span text:style-name="T8">id_technology (int)</text:span> : id technologii (języka programowania)</text:p>
        </text:list-item>
        <text:list-item>
          <text:p text:style-name="P25"><text:span text:style-name="T8">id_user (int) </text:span>: id użytkownika</text:p>
        </text:list-item>
      </text:list>
      <text:p text:style-name="P10"/>
      <text:p text:style-name="P10"/>
      <text:p text:style-name="P10"><text:tab/></text:p>
      <text:p text:style-name="P10"><text:tab/>Odwołania w relacjach:</text:p>
      <text:list xml:id="list6469029956016448392" text:style-name="L22">
        <text:list-item>
          <text:p text:style-name="P27">Offert-&gt; Offert_Technology-&gt; Technology</text:p>
        </text:list-item>
      </text:list>
      <text:p text:style-name="P10"><text:s/></text:p>
      <text:p text:style-name="P10"/>
      <text:p text:style-name="P10"/>
      <text:p text:style-name="P10"/>
      <text:p text:style-name="P10"/>
      <text:p text:style-name="P10"/>
      <text:p text:style-name="P10"/>
      <text:p text:style-name="P10"/>
      <text:p text:style-name="P10"><text:soft-page-break/></text:p>
      <text:p text:style-name="P10"/>
      <text:p text:style-name="P10"/>
      <text:p text:style-name="P47"><text:tab/>Tabela Users_Media</text:p>
      <text:p text:style-name="P10"><draw:frame draw:style-name="fr3" draw:name="grafika24" text:anchor-type="paragraph" svg:x="8.308cm" svg:y="0.84cm" svg:width="7.223cm" svg:height="3.521cm" draw:z-index="23"><draw:image xlink:href="Pictures/2000000700001C3800000DC049B138E0.svm" xlink:type="simple" xlink:show="embed" xlink:actuate="onLoad"/></draw:frame></text:p>
      <text:p text:style-name="P10"><draw:frame draw:style-name="fr3" draw:name="grafika23" text:anchor-type="paragraph" svg:x="1.004cm" svg:y="0.069cm" svg:width="5.159cm" svg:height="3.574cm" draw:z-index="22"><draw:image xlink:href="Pictures/200000070000142800000DF5A9F52A0A.svm" xlink:type="simple" xlink:show="embed" xlink:actuate="onLoad"/></draw:frame><text:span text:style-name="T5"> <text:s text:c="9"/>Z</text:span><text:span text:style-name="T4">djęcie 21. Tabela Users_Media <text:s text:c="12"/>Zdjęcie 22. Polecenia tworzące tabelę Users_Media</text:span></text:p>
      <text:p text:style-name="P38"/>
      <text:p text:style-name="P38"/>
      <text:p text:style-name="P38"/>
      <text:p text:style-name="P85">Tabela Users_Media to tabela pośrednia przechowująca informację o linkach użytkownika do poszczególnych portali społecznościowych np. Facebook. Te dane są widoczne na profilu. Oto pola tej tabeli:</text:p>
      <text:p text:style-name="P10"/>
      <text:list xml:id="list7654136012016517367" text:style-name="L23">
        <text:list-item>
          <text:p text:style-name="P36"><text:span text:style-name="T8">id_user (int) </text:span>: id użytkownika </text:p>
        </text:list-item>
        <text:list-item>
          <text:p text:style-name="P28"><text:span text:style-name="T8">id_media (int)</text:span> : id portalu społecznościowego</text:p>
        </text:list-item>
        <text:list-item>
          <text:p text:style-name="P28"><text:span text:style-name="T8">link (varchar)</text:span> : bezpośredni link</text:p>
        </text:list-item>
      </text:list>
      <text:p text:style-name="P10"/>
      <text:p text:style-name="P10"><text:tab/></text:p>
      <text:p text:style-name="P10"/>
      <text:p text:style-name="P10"/>
      <text:p text:style-name="P10"><text:tab/>Odwołania w relacjach:</text:p>
      <text:list xml:id="list5841965367471481587" text:style-name="L24">
        <text:list-item>
          <text:p text:style-name="P29">Users-&gt; Users_Media-&gt; Media</text:p>
        </text:list-item>
      </text:list>
      <text:p text:style-name="P10"/>
      <text:p text:style-name="P10"/>
      <text:p text:style-name="P10"/>
      <text:p text:style-name="P3"><text:soft-page-break/></text:p>
      <text:p text:style-name="P2"/>
      <text:p text:style-name="P45">Procedury</text:p>
      <text:p text:style-name="P2"/>
      <text:p text:style-name="P2"/>
      <text:p text:style-name="P66"><text:span text:style-name="T6">Procedury są nazwanym blokiem kodu w SQL, który można używać wiele razy, podając tylko ich nazwy oraz odpowiednie parametry. W przeciwieństwie do funkcji, nie muszą zwracać żadnego wyniku. W tej bazie danych, są one głównie używane do ułatwiania wstawiania danych ze strony backendu. Zapewniają bezpieczeństwo danych oraz gwarantują ich spójność, a czasem zawierają dodatkową logikę. Na tą chwilę w bazie Collaborate istnieje 7 odmiennych procedur. W przyszłości może powstać ich więcej. Ciągi poleceń w każdej procedurze są dodatkowo opięte transakcjami</text:span></text:p>
      <text:p text:style-name="P9"/>
      <text:p text:style-name="P9"/>
      <text:p text:style-name="P9"/>
      <text:p text:style-name="P9"/>
      <text:p text:style-name="P9"/>
      <text:p text:style-name="P9"/>
      <text:p text:style-name="P9"/>
      <text:p text:style-name="P9"/>
      <text:p text:style-name="P10"><text:soft-page-break/><text:tab/></text:p>
      <text:p text:style-name="P47"><text:tab/>Procedura login_user</text:p>
      <text:p text:style-name="P10"/>
      <text:p text:style-name="P10"><draw:frame draw:style-name="fr3" draw:name="grafika25" text:anchor-type="paragraph" svg:x="1.39cm" svg:y="0.579cm" svg:width="14.698cm" svg:height="5.029cm" draw:z-index="24"><draw:image xlink:href="Pictures/200000070000629A00002251501A8E6A.svm" xlink:type="simple" xlink:show="embed" xlink:actuate="onLoad"/></draw:frame></text:p>
      <text:p text:style-name="P38"><text:tab/><text:tab/><text:tab/>Zdjęcie 23. Polecenia tworzące procedurę login_user</text:p>
      <text:p text:style-name="P38"/>
      <text:p text:style-name="P38"/>
      <text:p text:style-name="P38"/>
      <text:p text:style-name="P38"/>
      <text:p text:style-name="P86">Prosty kod mający na celu sprawdzenie, czy użytkownik o podanym haśle i emailu istnieje w bazie danych. Jeżeli tak, jego id zostaje wyciągnięte Selectem i zapisane w sesji PHP. Ustawiono tutaj jeden z najniższych poziomów transakcji bo nie zachodzi potrzeba większego bezpieczeństwa zapytań</text:p>
      <text:p text:style-name="P10"/>
      <text:p text:style-name="P10"/>
      <text:p text:style-name="P10"/>
      <text:p text:style-name="P10"><text:tab/>Parametry:</text:p>
      <text:list xml:id="list8825776206005845306" text:style-name="L25">
        <text:list-item>
          <text:p text:style-name="P30"><text:span text:style-name="T8">email1 (varchar)</text:span> : Wpisany w formularz email</text:p>
        </text:list-item>
        <text:list-item>
          <text:p text:style-name="P30"><text:span text:style-name="T8">password1 (varchar)</text:span> : Wpisane w formularz hasło</text:p>
        </text:list-item>
      </text:list>
      <text:p text:style-name="P10"/>
      <text:p text:style-name="P10"/>
      <text:p text:style-name="P10"/>
      <text:p text:style-name="P10"/>
      <text:p text:style-name="P10"><text:soft-page-break/></text:p>
      <text:p text:style-name="P10"><text:tab/><text:span text:style-name="T8">Procedura insert_new_user</text:span></text:p>
      <text:p text:style-name="P10"/>
      <text:p text:style-name="P10"/>
      <text:p text:style-name="P38"><draw:frame draw:style-name="fr2" draw:name="grafika26" text:anchor-type="paragraph" svg:width="15.139cm" svg:height="4.284cm" draw:z-index="25"><draw:image xlink:href="Pictures/200000070000679000001D26DC9C94C4.svm" xlink:type="simple" xlink:show="embed" xlink:actuate="onLoad"/></draw:frame><text:tab/><text:tab/><text:tab/>Zdjęcie 24. Polecenia tworzące procedurę insert_new_user</text:p>
      <text:p text:style-name="P38"/>
      <text:p text:style-name="P38"/>
      <text:p text:style-name="P38"/>
      <text:p text:style-name="P87">Procedura insert_new_user jest jedną z 2 podstawowych funkcji wstawiających dane o użytkowniku. W tym przypadku, są to absolutnie niezbędne informacje, wymagane aby wejść do aplikacji. Są one podawane przy formularzu rejestracji. Dla bezpieczeństwa, jest tutaj zastosowany najwyższy poziom izolacji transakcji żeby zagwarantować poprawne dodawanie auto inkrementującego się id użytkownika</text:p>
      <text:p text:style-name="P10"/>
      <text:p text:style-name="P10"/>
      <text:p text:style-name="P10"><text:tab/>Parametry:</text:p>
      <text:list xml:id="list37512385" text:continue-numbering="true" text:style-name="L25">
        <text:list-item>
          <text:p text:style-name="P30"><text:span text:style-name="T8">email1 (varchar) </text:span>: Email nowego użytkownika </text:p>
        </text:list-item>
        <text:list-item>
          <text:p text:style-name="P30"><text:span text:style-name="T8">name1 (varchar)</text:span> : imię użytkownika </text:p>
        </text:list-item>
        <text:list-item>
          <text:p text:style-name="P30"><text:span text:style-name="T8">surname1 (varchar)</text:span> : nazwisko użytkownika</text:p>
        </text:list-item>
        <text:list-item>
          <text:p text:style-name="P30"><text:span text:style-name="T8">password1 (varchar)</text:span> : hasło nowego użytkownika </text:p>
        </text:list-item>
      </text:list>
      <text:p text:style-name="P10"/>
      <text:p text:style-name="P10"/>
      <text:p text:style-name="P10"/>
      <text:p text:style-name="P10"><text:soft-page-break/></text:p>
      <text:p text:style-name="P10"><draw:frame draw:style-name="fr3" draw:name="grafika27" text:anchor-type="paragraph" svg:x="1.438cm" svg:y="1.058cm" svg:width="14.125cm" svg:height="9.387cm" draw:z-index="26"><draw:image xlink:href="Pictures/2000000700005158000034D142A799A4.svm" xlink:type="simple" xlink:show="embed" xlink:actuate="onLoad"/></draw:frame><text:tab/><text:span text:style-name="T8">Procedura insert_further_user_data</text:span></text:p>
      <text:p text:style-name="P38"><text:tab/><text:tab/>Zdjęcie 25. Część poleceń tworzących procedurę insert_further_user_data</text:p>
      <text:p text:style-name="P38"/>
      <text:p text:style-name="P38"/>
      <text:p text:style-name="P38"/>
      <text:p text:style-name="P88">insert_further_user_data jest jedną z najbardzej skomplikowanych procedur bazy. Odpowiada za wstawianie bardziej szczegółowych, opcjonalnych dla użytkowania aplikacji danych użytkownika. Wstawiają się tutaj takie dane jak : opis konta, zdjęcie profilowe, poznane technologie, linki do kont społecznościowych. Oprócz tego, jest tutaj możliwość zmiany swojego hasła jak i emaila. insert_further_user_data wstawia dane nie tylko do tabeli users, ale też do skorelowanych z nią tabel wiele do wielu, dzięki czemu nie istnieje ryzyko niespójności danych</text:p>
      <text:p text:style-name="P10"/>
      <text:p text:style-name="P10"><text:tab/></text:p>
      <text:p text:style-name="P10"><text:soft-page-break/><text:tab/>Parametry:</text:p>
      <text:list xml:id="list2802673720198441576" text:style-name="L26">
        <text:list-item>
          <text:p text:style-name="P31"><text:span text:style-name="T8">id_user_inserting (int)</text:span> : id obecne zalogowanego w sesji użytkownika</text:p>
          <text:p text:style-name="P31"/>
        </text:list-item>
        <text:list-item>
          <text:p text:style-name="P31"><text:span text:style-name="T8">description1 (text)</text:span> : opis konta, gdy wstawi się tutaj wartość NULL, procedura zrozumie, że nic w nim nie zmieniono</text:p>
          <text:p text:style-name="P31"/>
        </text:list-item>
      </text:list>
      <text:list xml:id="list37523516" text:continue-list="list37512385" text:style-name="L25">
        <text:list-item>
          <text:p text:style-name="P30"><text:span text:style-name="T8">email_changed (varchar</text:span>) : email konta, gdy wstawi się tutaj wartość NULL, procedura zrozumie, że nic w nim nie zmieniono</text:p>
          <text:p text:style-name="P30"/>
        </text:list-item>
        <text:list-item>
          <text:p text:style-name="P30"><text:span text:style-name="T8">password_changed (varchar)</text:span> : hasło konta, gdy wstawi się tutaj wartość NULL, procedura zrozumie, że nic w nim nie zmieniono</text:p>
        </text:list-item>
      </text:list>
      <text:p text:style-name="P10"/>
      <text:list xml:id="list37514838" text:continue-numbering="true" text:style-name="L25">
        <text:list-item>
          <text:p text:style-name="P30"><text:span text:style-name="T8">media_names (text) </text:span>: ciąg znaków reprezentujący możliwe do odwołania się witryny społecznościowe. Należy je podać, oddzielając przecinkiem beż żadnych spacji np. „Github,Facebook”</text:p>
          <text:p text:style-name="P30"/>
        </text:list-item>
        <text:list-item>
          <text:p text:style-name="P37"><text:span text:style-name="T10"><text:s/>link_to_media (text)</text:span><text:span text:style-name="T2"> : ciąg znaków zawierający rzeczywiste linki do wybranych witryn. Należy je podawać analogicznie dla media_names z odpowiednią kolejnością np. „</text:span><text:a xlink:type="simple" xlink:href="https://github.com/123,https://facebook.com/123" text:style-name="Internet_20_link" text:visited-style-name="Visited_20_Internet_20_Link"><text:span text:style-name="T7">https://github.com/123,https://facebook.com/123</text:span></text:a><text:span text:style-name="T2">”</text:span></text:p>
          <text:p text:style-name="P30"/>
        </text:list-item>
        <text:list-item>
          <text:p text:style-name="P30"><text:span text:style-name="T8">technology_list (text)</text:span> : lista technologii znanych przez użytkownika. Podaje się je w jednym ciągu znaków, oddzielając przecinkiem bez spacji np. „Python,HTML,CSS”</text:p>
        </text:list-item>
      </text:list>
      <text:p text:style-name="P10"><text:soft-page-break/></text:p>
      <text:p text:style-name="P47"><text:tab/>Procedura insert_collaborator</text:p>
      <text:p text:style-name="P10"><draw:frame draw:style-name="fr3" draw:name="grafika28" text:anchor-type="paragraph" svg:x="0.767cm" svg:y="0.84cm" svg:width="15.954cm" svg:height="4.983cm" draw:z-index="27"><draw:image xlink:href="Pictures/2000000700006CBB0000230A836A060D.svm" xlink:type="simple" xlink:show="embed" xlink:actuate="onLoad"/></draw:frame></text:p>
      <text:p text:style-name="P79"><text:tab/><text:tab/><text:tab/>Zdjęcie 26. Polecenia tworzące insert_collaborator</text:p>
      <text:p text:style-name="P38"/>
      <text:p text:style-name="P38"/>
      <text:p text:style-name="P38"/>
      <text:p text:style-name="P89">Ten bloczek kodu wstawia nowego wspólnika do projektu. Dodatkowo, mamy tutaj sprawdzenie, czy proszący o dołączenie kogoś nowego użytkownik jest do tego uprawniony, <text:tab/>czyli czy jest właścicielem danej oferty. Jeśli nie, nie może dodać do niego współpracownika. O takim błędzie informuje nas treść końcowego selecta</text:p>
      <text:p text:style-name="P10"/>
      <text:p text:style-name="P10"/>
      <text:p text:style-name="P10"><text:tab/>Parametry:</text:p>
      <text:p text:style-name="P10"/>
      <text:list xml:id="list6989862469144477745" text:style-name="L27">
        <text:list-item>
          <text:p text:style-name="P32"><text:span text:style-name="T8">id_user_inserting (int)</text:span> : id obecne zalogowanego w sesji użytkownika, domyślnie właściciela danej oferty</text:p>
          <text:p text:style-name="P32"/>
        </text:list-item>
        <text:list-item>
          <text:p text:style-name="P32"><text:span text:style-name="T8">id_user_inserted (int) </text:span>: id współpracownika</text:p>
        </text:list-item>
        <text:list-item>
          <text:p text:style-name="P32"><text:span text:style-name="T8">id_offert_destination (int)</text:span> : id oferty<text:tab/></text:p>
        </text:list-item>
      </text:list>
      <text:p text:style-name="P10"/>
      <text:p text:style-name="P10"/>
      <text:p text:style-name="P10"/>
      <text:p text:style-name="P10"><text:soft-page-break/></text:p>
      <text:p text:style-name="P47"><draw:frame draw:style-name="fr3" draw:name="grafika29" text:anchor-type="paragraph" svg:x="0.684cm" svg:y="1.117cm" svg:width="15.713cm" svg:height="6.466cm" draw:z-index="28"><draw:image xlink:href="Pictures/2000000700006F0100002DB06A74C513.svm" xlink:type="simple" xlink:show="embed" xlink:actuate="onLoad"/></draw:frame><text:tab/>Procedura insert_match</text:p>
      <text:p text:style-name="P38"><text:tab/><text:tab/><text:tab/>Zdjęcie 27. Polecenia tworzące insert_match</text:p>
      <text:p text:style-name="P38"/>
      <text:p text:style-name="P38"/>
      <text:p text:style-name="P38"/>
      <text:p text:style-name="P90">Procedura insert_match jest odpowiedzialna za wstawianie polubień ofert lub polubień potencjalnych współpracowników, których chcielinyśmy zaprosić do swojego projektu. Wywołanie tego kodu wstawia rekord to tabelki liked_offert i od razu sprawdza, czy nastąpiło obopólne polubienie. Jeśli tak, system wysyła automatyczną wiadomość do zainteresowanych, tak aby mogli między sobą pisać na czacie. <text:s/>Z powodu potrzeby użycia funkcji count i w celu uniknięcia nieprawidłowych odczytów, użyto tutaj najwyższego poziomu izolacji transakcji</text:p>
      <text:p text:style-name="P10"/>
      <text:p text:style-name="P10"><text:tab/>Parametry:</text:p>
      <text:list xml:id="list37500754" text:continue-numbering="true" text:style-name="L27">
        <text:list-item>
          <text:p text:style-name="P32"><text:span text:style-name="T8">id_user_inserted (int)</text:span> : id użytkownika, który polubił ofertę, lub id użytkownika upatrzonego na współpracownika</text:p>
        </text:list-item>
        <text:list-item>
          <text:p text:style-name="P32"><text:span text:style-name="T8">id_offert1 (int)</text:span> : id oferty docelowej</text:p>
        </text:list-item>
      </text:list>
      <text:p text:style-name="P10"/>
      <text:p text:style-name="P10"><text:soft-page-break/></text:p>
      <text:p text:style-name="P10"/>
      <text:p text:style-name="P10"/>
      <text:p text:style-name="P10"><text:tab/><text:span text:style-name="T8">Procedura insert_new_offert</text:span></text:p>
      <text:p text:style-name="P10"/>
      <text:list xml:id="list37512343" text:continue-numbering="true" text:style-name="L27">
        <text:list-item>
          <text:list>
            <text:list-item>
              <text:list>
                <text:list-item>
                  <text:list>
                    <text:list-item>
                      <text:list>
                        <text:list-header>
                          <text:p text:style-name="P39"><draw:frame draw:style-name="fr3" draw:name="grafika30" text:anchor-type="paragraph" svg:x="1.051cm" svg:y="0.09cm" svg:width="15.469cm" svg:height="10.126cm" draw:z-index="29"><draw:image xlink:href="Pictures/2000000700004E8D000032A639DF127E.svm" xlink:type="simple" xlink:show="embed" xlink:actuate="onLoad"/></draw:frame>Zdjęcie 28. Część poleceń tworzących insert_new_offert</text:p>
                        </text:list-header>
                      </text:list>
                    </text:list-item>
                  </text:list>
                </text:list-item>
              </text:list>
            </text:list-item>
          </text:list>
        </text:list-item>
      </text:list>
      <text:p text:style-name="P38"/>
      <text:p text:style-name="P38"/>
      <text:p text:style-name="P38"/>
      <text:p text:style-name="P38"/>
      <text:p text:style-name="P38"/>
      <text:p text:style-name="P91"><text:span text:style-name="T1">Ta procedura wstawia do bazy danych nową ofertę (projekt).Oprócz zapełniania danych w tabeli offert, dodaje też wybrane przez użytkownika technologie używane w ofercie. Z tego powodu, niezbędne jest użycie funkcji SQL last_inserted_id, a to wymaga dla bezpieczeństwa ustawienia najwyższego poziomu izolacji transakcji</text:span></text:p>
      <text:p text:style-name="P10"/>
      <text:p text:style-name="P10"/>
      <text:p text:style-name="P10"><text:soft-page-break/><text:tab/></text:p>
      <text:p text:style-name="P10"/>
      <text:p text:style-name="P10"><text:tab/>Parametry:</text:p>
      <text:list xml:id="list3475533877130817033" text:style-name="L28">
        <text:list-item>
          <text:p text:style-name="P40"><text:span text:style-name="T11">id_user_inserting (int)</text:span><text:span text:style-name="T1"> : id użytkownika wstawiającego ofertę</text:span></text:p>
          <text:p text:style-name="P40"><text:span text:style-name="T1"/></text:p>
        </text:list-item>
        <text:list-item>
          <text:p text:style-name="P33"><text:span text:style-name="T8">category_name (varchar)</text:span> : nazwa kategorii projektu np. Web, Desktop itp.</text:p>
          <text:p text:style-name="P33"/>
        </text:list-item>
        <text:list-item>
          <text:p text:style-name="P33"><text:span text:style-name="T8">offert_name (varchar) </text:span>: nazwa oferty</text:p>
          <text:p text:style-name="P33"/>
        </text:list-item>
        <text:list-item>
          <text:p text:style-name="P33"><text:span text:style-name="T8">offert_picture1 (blob)</text:span> : obrazek lub grafika projektu</text:p>
          <text:p text:style-name="P33"/>
        </text:list-item>
        <text:list-item>
          <text:p text:style-name="P33"><text:span text:style-name="T8">offert_description (text)</text:span> : opis oferty</text:p>
          <text:p text:style-name="P33"/>
        </text:list-item>
        <text:list-item>
          <text:p text:style-name="P33"><text:span text:style-name="T8">technology_list (text)</text:span> : ciąg znaków zawierający używane przez projekt technologie, oddzielone przecinkiem bez spacji np. „Python,HTML,CS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47"><draw:frame draw:style-name="fr3" draw:name="grafika31" text:anchor-type="paragraph" svg:x="0.529cm" svg:y="1.725cm" svg:width="15.801cm" svg:height="4.186cm" draw:z-index="30"><draw:image xlink:href="Pictures/20000007000062EA00001A911A29D24A.svm" xlink:type="simple" xlink:show="embed" xlink:actuate="onLoad"/></draw:frame><text:tab/>Procedura insert_message</text:p>
      <text:p text:style-name="P38"/>
      <text:list xml:id="list37514894" text:continue-list="list37512343" text:style-name="L27">
        <text:list-item>
          <text:list>
            <text:list-item>
              <text:list>
                <text:list-item>
                  <text:list>
                    <text:list-item>
                      <text:list>
                        <text:list-header>
                          <text:p text:style-name="P39"/>
                        </text:list-header>
                      </text:list>
                    </text:list-item>
                  </text:list>
                </text:list-item>
              </text:list>
            </text:list-item>
          </text:list>
        </text:list-item>
      </text:list>
      <text:p text:style-name="P38"><text:tab/><text:tab/><text:tab/>Zdjęcie 29. Polecenia tworzące procedure insert_message</text:p>
      <text:p text:style-name="P38"/>
      <text:p text:style-name="P38"/>
      <text:p text:style-name="P38"/>
      <text:p text:style-name="P92">insert_message jest wykorzystywany do wstawiania rekordów, przedstawiającyh wiadomości użytkowników aplikacji. Wystarczy podać id nadawcy i id odbiorcy. Serwer sam doda do rekordu automatycznie datę wysłania wiadomości, aby uniknąć niezgodności formatów daty i ułatwić wszystko na backendzie</text:p>
      <text:p text:style-name="P10"/>
      <text:p text:style-name="P10"/>
      <text:p text:style-name="P10"><text:tab/>Parametry:</text:p>
      <text:list xml:id="list4294031525771492875" text:style-name="L29">
        <text:list-item>
          <text:p text:style-name="P34"><text:span text:style-name="T8">id_sender1 (int)</text:span> : id nadawcy</text:p>
        </text:list-item>
        <text:list-item>
          <text:p text:style-name="P34"><text:span text:style-name="T8">id_recipent1 (int)</text:span> : id_odbiorcy</text:p>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list xml:id="list37510370" text:continue-list="list37512164" text:style-name="L2">
        <text:list-item>
          <text:list>
            <text:list-item>
              <text:list>
                <text:list-item>
                  <text:list>
                    <text:list-item>
                      <text:list>
                        <text:list-item>
                          <text:list>
                            <text:list-item>
                              <text:list>
                                <text:list-item>
                                  <text:list>
                                    <text:list-item>
                                      <text:list>
                                        <text:list-header>
                                          <text:p text:style-name="P57">Zabezpieczenia</text:p>
                                        </text:list-header>
                                      </text:list>
                                    </text:list-item>
                                  </text:list>
                                </text:list-item>
                              </text:list>
                            </text:list-item>
                          </text:list>
                        </text:list-item>
                      </text:list>
                    </text:list-item>
                  </text:list>
                </text:list-item>
              </text:list>
            </text:list-item>
          </text:list>
        </text:list-item>
      </text:list>
      <text:p text:style-name="P54"/>
      <text:p text:style-name="P54"/>
      <text:p text:style-name="P55"/>
      <text:p text:style-name="P93">Baza danych Collaborate zostaja zaprojektowana tak żeby obsługiwać wiele użytkowników naraz. To i wiele innych czynników wymusza nakładanie pewnych zabezpieczeń w celu uniknięcia np. usunięcia niektórych rekordów lub naruszenia spójności danych. Do takich celów wykorzystano:</text:p>
      <text:p text:style-name="P56"/>
      <text:list xml:id="list6150432412102468473" text:style-name="L30">
        <text:list-item>
          <text:p text:style-name="P35"><text:span text:style-name="T8">Klucze podstawowe i obce </text:span>: zapewniają podstawową formę kontroli spójności danych</text:p>
          <text:p text:style-name="P35"/>
        </text:list-item>
        <text:list-item>
          <text:p text:style-name="P35"><text:span text:style-name="T8">Odpowiednio nałożone klauzule on delete</text:span> : w przypadku usnięcia np. oferty lub użytkownika automatycznie czyszczą skorelowane z usuniętym rekordem dane w innych tabelach</text:p>
          <text:p text:style-name="P35"/>
        </text:list-item>
        <text:list-item>
          <text:p text:style-name="P35"><text:span text:style-name="T8">Dodatkowa logika procedur</text:span> : niektóre procedury posiadają dodatkowe sprawdzenia poprawności wpisanych parametrów, co może w skrajnych warunkach ochronić przed niespodziewalnymi działaniami</text:p>
        </text:list-item>
      </text:list>
      <text:p text:style-name="P10"/>
      <text:p text:style-name="P10"/>
      <text:p text:style-name="P10"><text:soft-page-break/></text:p>
      <text:list xml:id="list37513496" text:continue-numbering="true" text:style-name="L30">
        <text:list-item>
          <text:p text:style-name="P35"><text:span text:style-name="T8">Stosowanie poziomów izolacji w transakcjach</text:span> : w zależności od poziomu niwelują one problemy budnych odczytów, odczytów widmo, zduplikowanych odczytów itp. Niezbędne, kiedy wielu użytkowników działa na tych samych dany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Napieralski</meta:initial-creator>
    <meta:creation-date>2021-02-10T19:37:15.14</meta:creation-date>
    <dc:date>2021-02-23T17:28:30.22</dc:date>
    <dc:creator>Jan Napieralski</dc:creator>
    <meta:editing-duration>PT14H20M54S</meta:editing-duration>
    <meta:editing-cycles>11</meta:editing-cycles>
    <meta:generator>OpenOffice/4.1.2$Win32 OpenOffice.org_project/412m3$Build-9782</meta:generator>
    <meta:document-statistic meta:table-count="0" meta:image-count="31" meta:object-count="0" meta:page-count="36" meta:paragraph-count="220" meta:word-count="2524" meta:character-count="19276"/>
  </office:meta>
</office:document-meta>
</file>